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font-name="Liberation Sans" style:font-name-asian="DejaVu Sans" style:font-name-complex="Lohit Hindi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/>
          <table:table-cell office:value-type="string">
            <text:p>n*n</text:p>
          </table:table-cell>
          <table:table-cell office:value-type="string">
            <text:p>n log n</text:p>
          </table:table-cell>
          <table:table-cell office:value-type="string">
            <text:p>log n</text:p>
          </table:table-cell>
          <table:table-cell office:value-type="string">
            <text:p>n(n-1)/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8">
            <text:p>128</text:p>
          </table:table-cell>
          <table:table-cell/>
          <table:table-cell table:formula="of:=[.E3]*[.E3]" office:value-type="float" office:value="16384">
            <text:p>16384</text:p>
          </table:table-cell>
          <table:table-cell table:formula="of:=[.E3]*LOG([.E3];2)" office:value-type="float" office:value="896">
            <text:p>896</text:p>
          </table:table-cell>
          <table:table-cell table:formula="of:=LOG([.E3];2)" office:value-type="float" office:value="7">
            <text:p>7</text:p>
          </table:table-cell>
          <table:table-cell table:formula="of:=[.E3]*([.E3]-1)/2" office:value-type="float" office:value="8128">
            <text:p>81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]*2" office:value-type="float" office:value="256">
            <text:p>256</text:p>
          </table:table-cell>
          <table:table-cell/>
          <table:table-cell table:formula="of:=[.E4]*[.E4]" office:value-type="float" office:value="65536">
            <text:p>65536</text:p>
          </table:table-cell>
          <table:table-cell table:formula="of:=[.E4]*LOG([.E4];2)" office:value-type="float" office:value="2048">
            <text:p>2048</text:p>
          </table:table-cell>
          <table:table-cell table:formula="of:=LOG([.E4];2)" office:value-type="float" office:value="8">
            <text:p>8</text:p>
          </table:table-cell>
          <table:table-cell table:formula="of:=[.E4]*([.E4]-1)/2" office:value-type="float" office:value="32640">
            <text:p>326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]*2" office:value-type="float" office:value="512">
            <text:p>512</text:p>
          </table:table-cell>
          <table:table-cell/>
          <table:table-cell table:formula="of:=[.E5]*[.E5]" office:value-type="float" office:value="262144">
            <text:p>262144</text:p>
          </table:table-cell>
          <table:table-cell table:formula="of:=[.E5]*LOG([.E5];2)" office:value-type="float" office:value="4608">
            <text:p>4608</text:p>
          </table:table-cell>
          <table:table-cell table:formula="of:=LOG([.E5];2)" office:value-type="float" office:value="9">
            <text:p>9</text:p>
          </table:table-cell>
          <table:table-cell table:formula="of:=[.E5]*([.E5]-1)/2" office:value-type="float" office:value="130816">
            <text:p>1308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5]*2" office:value-type="float" office:value="1024">
            <text:p>1024</text:p>
          </table:table-cell>
          <table:table-cell/>
          <table:table-cell table:formula="of:=[.E6]*[.E6]" office:value-type="float" office:value="1048576">
            <text:p>1048576</text:p>
          </table:table-cell>
          <table:table-cell table:formula="of:=[.E6]*LOG([.E6];2)" office:value-type="float" office:value="10240">
            <text:p>10240</text:p>
          </table:table-cell>
          <table:table-cell table:formula="of:=LOG([.E6];2)" office:value-type="float" office:value="10">
            <text:p>10</text:p>
          </table:table-cell>
          <table:table-cell table:formula="of:=[.E6]*([.E6]-1)/2" office:value-type="float" office:value="523776">
            <text:p>52377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6]*2" office:value-type="float" office:value="2048">
            <text:p>2048</text:p>
          </table:table-cell>
          <table:table-cell/>
          <table:table-cell table:formula="of:=[.E7]*[.E7]" office:value-type="float" office:value="4194304">
            <text:p>4194304</text:p>
          </table:table-cell>
          <table:table-cell table:formula="of:=[.E7]*LOG([.E7];2)" office:value-type="float" office:value="22528">
            <text:p>22528</text:p>
          </table:table-cell>
          <table:table-cell table:formula="of:=LOG([.E7];2)" office:value-type="float" office:value="11">
            <text:p>11</text:p>
          </table:table-cell>
          <table:table-cell table:formula="of:=[.E7]*([.E7]-1)/2" office:value-type="float" office:value="2096128">
            <text:p>20961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7]*2" office:value-type="float" office:value="4096">
            <text:p>4096</text:p>
          </table:table-cell>
          <table:table-cell/>
          <table:table-cell table:formula="of:=[.E8]*[.E8]" office:value-type="float" office:value="16777216">
            <text:p>16777216</text:p>
          </table:table-cell>
          <table:table-cell table:formula="of:=[.E8]*LOG([.E8];2)" office:value-type="float" office:value="49152">
            <text:p>49152</text:p>
          </table:table-cell>
          <table:table-cell table:formula="of:=LOG([.E8];2)" office:value-type="float" office:value="12">
            <text:p>12</text:p>
          </table:table-cell>
          <table:table-cell table:formula="of:=[.E8]*([.E8]-1)/2" office:value-type="float" office:value="8386560">
            <text:p>83865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8]*2" office:value-type="float" office:value="8192">
            <text:p>8192</text:p>
          </table:table-cell>
          <table:table-cell/>
          <table:table-cell table:formula="of:=[.E9]*[.E9]" office:value-type="float" office:value="67108864">
            <text:p>67108864</text:p>
          </table:table-cell>
          <table:table-cell table:formula="of:=[.E9]*LOG([.E9];2)" office:value-type="float" office:value="106496">
            <text:p>106496</text:p>
          </table:table-cell>
          <table:table-cell table:formula="of:=LOG([.E9];2)" office:value-type="float" office:value="13">
            <text:p>13</text:p>
          </table:table-cell>
          <table:table-cell table:formula="of:=[.E9]*([.E9]-1)/2" office:value-type="float" office:value="33550336">
            <text:p>335503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9]*2" office:value-type="float" office:value="16384">
            <text:p>16384</text:p>
          </table:table-cell>
          <table:table-cell/>
          <table:table-cell table:formula="of:=[.E10]*[.E10]" office:value-type="float" office:value="268435456">
            <text:p>268435456</text:p>
          </table:table-cell>
          <table:table-cell table:formula="of:=[.E10]*LOG([.E10];2)" office:value-type="float" office:value="229376">
            <text:p>229376</text:p>
          </table:table-cell>
          <table:table-cell table:formula="of:=LOG([.E10];2)" office:value-type="float" office:value="14">
            <text:p>14</text:p>
          </table:table-cell>
          <table:table-cell table:formula="of:=[.E10]*([.E10]-1)/2" office:value-type="float" office:value="134209536">
            <text:p>1342095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0]*2" office:value-type="float" office:value="32768">
            <text:p>32768</text:p>
          </table:table-cell>
          <table:table-cell/>
          <table:table-cell table:formula="of:=[.E11]*[.E11]" office:value-type="float" office:value="1073741824">
            <text:p>1073741824</text:p>
          </table:table-cell>
          <table:table-cell table:formula="of:=[.E11]*LOG([.E11];2)" office:value-type="float" office:value="491520">
            <text:p>491520</text:p>
          </table:table-cell>
          <table:table-cell table:formula="of:=LOG([.E11];2)" office:value-type="float" office:value="15">
            <text:p>15</text:p>
          </table:table-cell>
          <table:table-cell table:formula="of:=[.E11]*([.E11]-1)/2" office:value-type="float" office:value="536854528">
            <text:p>5368545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1]*2" office:value-type="float" office:value="65536">
            <text:p>65536</text:p>
          </table:table-cell>
          <table:table-cell/>
          <table:table-cell table:formula="of:=[.E12]*[.E12]" office:value-type="float" office:value="4294967296">
            <text:p>4294967296</text:p>
          </table:table-cell>
          <table:table-cell table:formula="of:=[.E12]*LOG([.E12];2)" office:value-type="float" office:value="1048576">
            <text:p>1048576</text:p>
          </table:table-cell>
          <table:table-cell table:formula="of:=LOG([.E12];2)" office:value-type="float" office:value="16">
            <text:p>16</text:p>
          </table:table-cell>
          <table:table-cell table:formula="of:=[.E12]*([.E12]-1)/2" office:value-type="float" office:value="2147450880">
            <text:p>214745088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2]*2" office:value-type="float" office:value="131072">
            <text:p>131072</text:p>
          </table:table-cell>
          <table:table-cell/>
          <table:table-cell table:formula="of:=[.E13]*[.E13]" office:value-type="float" office:value="17179869184">
            <text:p>17179869184</text:p>
          </table:table-cell>
          <table:table-cell table:formula="of:=[.E13]*LOG([.E13];2)" office:value-type="float" office:value="2228224">
            <text:p>2228224</text:p>
          </table:table-cell>
          <table:table-cell table:formula="of:=LOG([.E13];2)" office:value-type="float" office:value="17">
            <text:p>17</text:p>
          </table:table-cell>
          <table:table-cell table:formula="of:=[.E13]*([.E13]-1)/2" office:value-type="float" office:value="8589869056">
            <text:p>858986905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3]*2" office:value-type="float" office:value="262144">
            <text:p>262144</text:p>
          </table:table-cell>
          <table:table-cell/>
          <table:table-cell table:formula="of:=[.E14]*[.E14]" office:value-type="float" office:value="68719476736">
            <text:p>68719476736</text:p>
          </table:table-cell>
          <table:table-cell table:formula="of:=[.E14]*LOG([.E14];2)" office:value-type="float" office:value="4718592">
            <text:p>4718592</text:p>
          </table:table-cell>
          <table:table-cell table:formula="of:=LOG([.E14];2)" office:value-type="float" office:value="18">
            <text:p>18</text:p>
          </table:table-cell>
          <table:table-cell table:formula="of:=[.E14]*([.E14]-1)/2" office:value-type="float" office:value="34359607296">
            <text:p>3435960729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4]*2" office:value-type="float" office:value="524288">
            <text:p>524288</text:p>
          </table:table-cell>
          <table:table-cell/>
          <table:table-cell table:formula="of:=[.E15]*[.E15]" office:value-type="float" office:value="274877906944">
            <text:p>274877906944</text:p>
          </table:table-cell>
          <table:table-cell table:formula="of:=[.E15]*LOG([.E15];2)" office:value-type="float" office:value="9961472">
            <text:p>9961472</text:p>
          </table:table-cell>
          <table:table-cell table:formula="of:=LOG([.E15];2)" office:value-type="float" office:value="19">
            <text:p>19</text:p>
          </table:table-cell>
          <table:table-cell table:formula="of:=[.E15]*([.E15]-1)/2" office:value-type="float" office:value="137438691328">
            <text:p>1374386913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5]*2" office:value-type="float" office:value="1048576">
            <text:p>1048576</text:p>
          </table:table-cell>
          <table:table-cell/>
          <table:table-cell table:formula="of:=[.E16]*[.E16]" office:value-type="float" office:value="1099511627776">
            <text:p>1099511627776</text:p>
          </table:table-cell>
          <table:table-cell table:formula="of:=[.E16]*LOG([.E16];2)" office:value-type="float" office:value="20971520">
            <text:p>20971520</text:p>
          </table:table-cell>
          <table:table-cell table:formula="of:=LOG([.E16];2)" office:value-type="float" office:value="20">
            <text:p>20</text:p>
          </table:table-cell>
          <table:table-cell table:formula="of:=[.E16]*([.E16]-1)/2" office:value-type="float" office:value="549755289600">
            <text:p>5497552896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insert-list 128-40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sert-list</text:p>
          </table:table-cell>
          <table:table-cell office:value-type="float" office:value="128">
            <text:p>128</text:p>
          </table:table-cell>
          <table:table-cell office:value-type="float" office:value="111.5348">
            <text:p>111.5348</text:p>
          </table:table-cell>
          <table:table-cell office:value-type="string">
            <text:p><text:s/>us</text:p>
          </table:table-cell>
          <table:table-cell/>
          <table:table-cell table:style-name="ce1" table:formula="of:=[.D19]*IF(EXACT(&quot;ms&quot;;TRIM([.E19]));1000;IF(EXACT(&quot;ns&quot;;TRIM([.E19]));0.001;1))" office:value-type="float" office:value="111.5348">
            <text:p>111.53</text:p>
          </table:table-cell>
          <table:table-cell/>
          <table:table-cell table:formula="of:=[.G19]/[.G3]" office:value-type="float" office:value="0.0068075439453125">
            <text:p>0.006807543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</text:p>
          </table:table-cell>
          <table:table-cell office:value-type="float" office:value="256">
            <text:p>256</text:p>
          </table:table-cell>
          <table:table-cell office:value-type="float" office:value="812.0742">
            <text:p>812.0742</text:p>
          </table:table-cell>
          <table:table-cell office:value-type="string">
            <text:p><text:s/>us</text:p>
          </table:table-cell>
          <table:table-cell/>
          <table:table-cell table:style-name="ce1" table:formula="of:=[.D20]*IF(EXACT(&quot;ms&quot;;TRIM([.E20]));1000;IF(EXACT(&quot;ns&quot;;TRIM([.E20]));0.001;1))" office:value-type="float" office:value="812.0742">
            <text:p>812.07</text:p>
          </table:table-cell>
          <table:table-cell/>
          <table:table-cell table:formula="of:=[.G20]/[.G4]" office:value-type="float" office:value="0.0123912689208984">
            <text:p>0.01239126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</text:p>
          </table:table-cell>
          <table:table-cell office:value-type="float" office:value="512">
            <text:p>512</text:p>
          </table:table-cell>
          <table:table-cell office:value-type="float" office:value="4.261531">
            <text:p>4.261531</text:p>
          </table:table-cell>
          <table:table-cell office:value-type="string">
            <text:p><text:s/>ms</text:p>
          </table:table-cell>
          <table:table-cell/>
          <table:table-cell table:style-name="ce1" table:formula="of:=[.D21]*IF(EXACT(&quot;ms&quot;;TRIM([.E21]));1000;IF(EXACT(&quot;ns&quot;;TRIM([.E21]));0.001;1))" office:value-type="float" office:value="4261.531">
            <text:p>4261.53</text:p>
          </table:table-cell>
          <table:table-cell/>
          <table:table-cell table:formula="of:=[.G21]/[.G5]" office:value-type="float" office:value="0.0162564506530762">
            <text:p>0.016256450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</text:p>
          </table:table-cell>
          <table:table-cell office:value-type="float" office:value="1024">
            <text:p>1024</text:p>
          </table:table-cell>
          <table:table-cell office:value-type="float" office:value="18.9316">
            <text:p>18.9316</text:p>
          </table:table-cell>
          <table:table-cell office:value-type="string">
            <text:p><text:s/>ms</text:p>
          </table:table-cell>
          <table:table-cell/>
          <table:table-cell table:style-name="ce1" table:formula="of:=[.D22]*IF(EXACT(&quot;ms&quot;;TRIM([.E22]));1000;IF(EXACT(&quot;ns&quot;;TRIM([.E22]));0.001;1))" office:value-type="float" office:value="18931.6">
            <text:p>18931.60</text:p>
          </table:table-cell>
          <table:table-cell/>
          <table:table-cell table:formula="of:=[.G22]/[.G6]" office:value-type="float" office:value="0.0180545806884766">
            <text:p>0.018054580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</text:p>
          </table:table-cell>
          <table:table-cell office:value-type="float" office:value="2048">
            <text:p>2048</text:p>
          </table:table-cell>
          <table:table-cell office:value-type="float" office:value="81.74926">
            <text:p>81.74926</text:p>
          </table:table-cell>
          <table:table-cell office:value-type="string">
            <text:p><text:s/>ms</text:p>
          </table:table-cell>
          <table:table-cell/>
          <table:table-cell table:style-name="ce1" table:formula="of:=[.D23]*IF(EXACT(&quot;ms&quot;;TRIM([.E23]));1000;IF(EXACT(&quot;ns&quot;;TRIM([.E23]));0.001;1))" office:value-type="float" office:value="81749.26">
            <text:p>81749.26</text:p>
          </table:table-cell>
          <table:table-cell/>
          <table:table-cell table:formula="of:=[.G23]/[.G7]" office:value-type="float" office:value="0.0194905424118042">
            <text:p>0.01949054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</text:p>
          </table:table-cell>
          <table:table-cell office:value-type="float" office:value="4096">
            <text:p>4096</text:p>
          </table:table-cell>
          <table:table-cell office:value-type="float" office:value="369.4258">
            <text:p>369.4258</text:p>
          </table:table-cell>
          <table:table-cell office:value-type="string">
            <text:p><text:s/>ms</text:p>
          </table:table-cell>
          <table:table-cell/>
          <table:table-cell table:style-name="ce1" table:formula="of:=[.D24]*IF(EXACT(&quot;ms&quot;;TRIM([.E24]));1000;IF(EXACT(&quot;ns&quot;;TRIM([.E24]));0.001;1))" office:value-type="float" office:value="369425.8">
            <text:p>369425.80</text:p>
          </table:table-cell>
          <table:table-cell/>
          <table:table-cell table:formula="of:=[.G24]/[.G8]" office:value-type="float" office:value="0.0220194935798645">
            <text:p>0.022019493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nsert-pair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128">
            <text:p>128</text:p>
          </table:table-cell>
          <table:table-cell office:value-type="float" office:value="3.9607">
            <text:p>3.9607</text:p>
          </table:table-cell>
          <table:table-cell office:value-type="string">
            <text:p><text:s/>us</text:p>
          </table:table-cell>
          <table:table-cell/>
          <table:table-cell table:style-name="ce1" table:formula="of:=[.D27]*IF(EXACT(&quot;ms&quot;;TRIM([.E27]));1000;IF(EXACT(&quot;ns&quot;;TRIM([.E27]));0.001;1))" office:value-type="float" office:value="3.9607">
            <text:p>3.96</text:p>
          </table:table-cell>
          <table:table-cell/>
          <table:table-cell table:formula="of:=[.G27]/[.E3]" office:value-type="float" office:value="0.03094296875">
            <text:p>0.030942968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256">
            <text:p>256</text:p>
          </table:table-cell>
          <table:table-cell office:value-type="float" office:value="8.634902">
            <text:p>8.634902</text:p>
          </table:table-cell>
          <table:table-cell office:value-type="string">
            <text:p><text:s/>us</text:p>
          </table:table-cell>
          <table:table-cell/>
          <table:table-cell table:style-name="ce1" table:formula="of:=[.D28]*IF(EXACT(&quot;ms&quot;;TRIM([.E28]));1000;IF(EXACT(&quot;ns&quot;;TRIM([.E28]));0.001;1))" office:value-type="float" office:value="8.634902">
            <text:p>8.63</text:p>
          </table:table-cell>
          <table:table-cell/>
          <table:table-cell table:formula="of:=[.G28]/[.E4]" office:value-type="float" office:value="0.0337300859375">
            <text:p>0.033730085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512">
            <text:p>512</text:p>
          </table:table-cell>
          <table:table-cell office:value-type="float" office:value="19.30703">
            <text:p>19.30703</text:p>
          </table:table-cell>
          <table:table-cell office:value-type="string">
            <text:p><text:s/>us</text:p>
          </table:table-cell>
          <table:table-cell/>
          <table:table-cell table:style-name="ce1" table:formula="of:=[.D29]*IF(EXACT(&quot;ms&quot;;TRIM([.E29]));1000;IF(EXACT(&quot;ns&quot;;TRIM([.E29]));0.001;1))" office:value-type="float" office:value="19.30703">
            <text:p>19.31</text:p>
          </table:table-cell>
          <table:table-cell/>
          <table:table-cell table:formula="of:=[.G29]/[.E5]" office:value-type="float" office:value="0.03770904296875">
            <text:p>0.03770904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1024">
            <text:p>1024</text:p>
          </table:table-cell>
          <table:table-cell office:value-type="float" office:value="55.64154">
            <text:p>55.64154</text:p>
          </table:table-cell>
          <table:table-cell office:value-type="string">
            <text:p><text:s/>us</text:p>
          </table:table-cell>
          <table:table-cell/>
          <table:table-cell table:style-name="ce1" table:formula="of:=[.D30]*IF(EXACT(&quot;ms&quot;;TRIM([.E30]));1000;IF(EXACT(&quot;ns&quot;;TRIM([.E30]));0.001;1))" office:value-type="float" office:value="55.64154">
            <text:p>55.64</text:p>
          </table:table-cell>
          <table:table-cell/>
          <table:table-cell table:formula="of:=[.G30]/[.E6]" office:value-type="float" office:value="0.05433744140625">
            <text:p>0.05433744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2048">
            <text:p>2048</text:p>
          </table:table-cell>
          <table:table-cell office:value-type="float" office:value="130.114">
            <text:p>130.114</text:p>
          </table:table-cell>
          <table:table-cell office:value-type="string">
            <text:p><text:s/>us</text:p>
          </table:table-cell>
          <table:table-cell/>
          <table:table-cell table:style-name="ce1" table:formula="of:=[.D31]*IF(EXACT(&quot;ms&quot;;TRIM([.E31]));1000;IF(EXACT(&quot;ns&quot;;TRIM([.E31]));0.001;1))" office:value-type="float" office:value="130.114">
            <text:p>130.11</text:p>
          </table:table-cell>
          <table:table-cell/>
          <table:table-cell table:formula="of:=[.G31]/[.E7]" office:value-type="float" office:value="0.0635322265625">
            <text:p>0.063532226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4096">
            <text:p>4096</text:p>
          </table:table-cell>
          <table:table-cell office:value-type="float" office:value="359.542">
            <text:p>359.542</text:p>
          </table:table-cell>
          <table:table-cell office:value-type="string">
            <text:p><text:s/>us</text:p>
          </table:table-cell>
          <table:table-cell/>
          <table:table-cell table:style-name="ce1" table:formula="of:=[.D32]*IF(EXACT(&quot;ms&quot;;TRIM([.E32]));1000;IF(EXACT(&quot;ns&quot;;TRIM([.E32]));0.001;1))" office:value-type="float" office:value="359.542">
            <text:p>359.54</text:p>
          </table:table-cell>
          <table:table-cell/>
          <table:table-cell table:formula="of:=[.G32]/[.E8]" office:value-type="float" office:value="0.08777880859375">
            <text:p>0.08777880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8192">
            <text:p>8192</text:p>
          </table:table-cell>
          <table:table-cell office:value-type="float" office:value="1.488043">
            <text:p>1.488043</text:p>
          </table:table-cell>
          <table:table-cell office:value-type="string">
            <text:p><text:s/>ms</text:p>
          </table:table-cell>
          <table:table-cell/>
          <table:table-cell table:style-name="ce1" table:formula="of:=[.D33]*IF(EXACT(&quot;ms&quot;;TRIM([.E33]));1000;IF(EXACT(&quot;ns&quot;;TRIM([.E33]));0.001;1))" office:value-type="float" office:value="1488.043">
            <text:p>1488.04</text:p>
          </table:table-cell>
          <table:table-cell/>
          <table:table-cell table:formula="of:=[.G33]/[.E9]" office:value-type="float" office:value="0.181645874023437">
            <text:p>0.18164587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16384">
            <text:p>16384</text:p>
          </table:table-cell>
          <table:table-cell office:value-type="float" office:value="3.909376">
            <text:p>3.909376</text:p>
          </table:table-cell>
          <table:table-cell office:value-type="string">
            <text:p><text:s/>ms</text:p>
          </table:table-cell>
          <table:table-cell/>
          <table:table-cell table:style-name="ce1" table:formula="of:=[.D34]*IF(EXACT(&quot;ms&quot;;TRIM([.E34]));1000;IF(EXACT(&quot;ns&quot;;TRIM([.E34]));0.001;1))" office:value-type="float" office:value="3909.376">
            <text:p>3909.38</text:p>
          </table:table-cell>
          <table:table-cell/>
          <table:table-cell table:formula="of:=[.G34]/[.E10]" office:value-type="float" office:value="0.238609375">
            <text:p>0.2386093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32768">
            <text:p>32768</text:p>
          </table:table-cell>
          <table:table-cell office:value-type="float" office:value="8.41165">
            <text:p>8.41165</text:p>
          </table:table-cell>
          <table:table-cell office:value-type="string">
            <text:p><text:s/>ms</text:p>
          </table:table-cell>
          <table:table-cell/>
          <table:table-cell table:style-name="ce1" table:formula="of:=[.D35]*IF(EXACT(&quot;ms&quot;;TRIM([.E35]));1000;IF(EXACT(&quot;ns&quot;;TRIM([.E35]));0.001;1))" office:value-type="float" office:value="8411.65">
            <text:p>8411.65</text:p>
          </table:table-cell>
          <table:table-cell/>
          <table:table-cell table:formula="of:=[.G35]/[.E12]" office:value-type="float" office:value="0.128351593017578">
            <text:p>0.12835159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65536">
            <text:p>65536</text:p>
          </table:table-cell>
          <table:table-cell office:value-type="float" office:value="21.71085">
            <text:p>21.71085</text:p>
          </table:table-cell>
          <table:table-cell office:value-type="string">
            <text:p><text:s/>ms</text:p>
          </table:table-cell>
          <table:table-cell/>
          <table:table-cell table:style-name="ce1" table:formula="of:=[.D36]*IF(EXACT(&quot;ms&quot;;TRIM([.E36]));1000;IF(EXACT(&quot;ns&quot;;TRIM([.E36]));0.001;1))" office:value-type="float" office:value="21710.85">
            <text:p>21710.85</text:p>
          </table:table-cell>
          <table:table-cell/>
          <table:table-cell table:formula="of:=[.G36]/[.E13]" office:value-type="float" office:value="0.165640640258789">
            <text:p>0.16564064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</text:p>
          </table:table-cell>
          <table:table-cell office:value-type="float" office:value="131072">
            <text:p>131072</text:p>
          </table:table-cell>
          <table:table-cell office:value-type="float" office:value="48.27922">
            <text:p>48.27922</text:p>
          </table:table-cell>
          <table:table-cell office:value-type="string">
            <text:p><text:s/>ms</text:p>
          </table:table-cell>
          <table:table-cell/>
          <table:table-cell table:style-name="ce1" table:formula="of:=[.D37]*IF(EXACT(&quot;ms&quot;;TRIM([.E37]));1000;IF(EXACT(&quot;ns&quot;;TRIM([.E37]));0.001;1))" office:value-type="float" office:value="48279.22">
            <text:p>48279.22</text:p>
          </table:table-cell>
          <table:table-cell/>
          <table:table-cell table:formula="of:=[.G37]/[.E14]" office:value-type="float" office:value="0.184170608520508">
            <text:p>0.184170608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nsert-triple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128">
            <text:p>128</text:p>
          </table:table-cell>
          <table:table-cell office:value-type="float" office:value="5.429296">
            <text:p>5.429296</text:p>
          </table:table-cell>
          <table:table-cell office:value-type="string">
            <text:p><text:s/>us</text:p>
          </table:table-cell>
          <table:table-cell/>
          <table:table-cell table:style-name="ce1" table:formula="of:=[.D41]*IF(EXACT(&quot;ms&quot;;TRIM([.E41]));1000;IF(EXACT(&quot;ns&quot;;TRIM([.E41]));0.001;1))" office:value-type="float" office:value="5.429296">
            <text:p>5.43</text:p>
          </table:table-cell>
          <table:table-cell/>
          <table:table-cell table:formula="of:=[.G41]/[.E3]" office:value-type="float" office:value="0.042416375">
            <text:p>0.0424163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256">
            <text:p>256</text:p>
          </table:table-cell>
          <table:table-cell office:value-type="float" office:value="11.86256">
            <text:p>11.86256</text:p>
          </table:table-cell>
          <table:table-cell office:value-type="string">
            <text:p><text:s/>us</text:p>
          </table:table-cell>
          <table:table-cell/>
          <table:table-cell table:style-name="ce1" table:formula="of:=[.D42]*IF(EXACT(&quot;ms&quot;;TRIM([.E42]));1000;IF(EXACT(&quot;ns&quot;;TRIM([.E42]));0.001;1))" office:value-type="float" office:value="11.86256">
            <text:p>11.86</text:p>
          </table:table-cell>
          <table:table-cell/>
          <table:table-cell table:formula="of:=[.G42]/[.E4]" office:value-type="float" office:value="0.046338125">
            <text:p>0.0463381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512">
            <text:p>512</text:p>
          </table:table-cell>
          <table:table-cell office:value-type="float" office:value="26.82317">
            <text:p>26.82317</text:p>
          </table:table-cell>
          <table:table-cell office:value-type="string">
            <text:p><text:s/>us</text:p>
          </table:table-cell>
          <table:table-cell/>
          <table:table-cell table:style-name="ce1" table:formula="of:=[.D43]*IF(EXACT(&quot;ms&quot;;TRIM([.E43]));1000;IF(EXACT(&quot;ns&quot;;TRIM([.E43]));0.001;1))" office:value-type="float" office:value="26.82317">
            <text:p>26.82</text:p>
          </table:table-cell>
          <table:table-cell/>
          <table:table-cell table:formula="of:=[.G43]/[.E5]" office:value-type="float" office:value="0.05238900390625">
            <text:p>0.052389003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1024">
            <text:p>1024</text:p>
          </table:table-cell>
          <table:table-cell office:value-type="float" office:value="75.18816">
            <text:p>75.18816</text:p>
          </table:table-cell>
          <table:table-cell office:value-type="string">
            <text:p><text:s/>us</text:p>
          </table:table-cell>
          <table:table-cell/>
          <table:table-cell table:style-name="ce1" table:formula="of:=[.D44]*IF(EXACT(&quot;ms&quot;;TRIM([.E44]));1000;IF(EXACT(&quot;ns&quot;;TRIM([.E44]));0.001;1))" office:value-type="float" office:value="75.18816">
            <text:p>75.19</text:p>
          </table:table-cell>
          <table:table-cell/>
          <table:table-cell table:formula="of:=[.G44]/[.E6]" office:value-type="float" office:value="0.0734259375">
            <text:p>0.07342593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2048">
            <text:p>2048</text:p>
          </table:table-cell>
          <table:table-cell office:value-type="float" office:value="197.8475">
            <text:p>197.8475</text:p>
          </table:table-cell>
          <table:table-cell office:value-type="string">
            <text:p><text:s/>us</text:p>
          </table:table-cell>
          <table:table-cell/>
          <table:table-cell table:style-name="ce1" table:formula="of:=[.D45]*IF(EXACT(&quot;ms&quot;;TRIM([.E45]));1000;IF(EXACT(&quot;ns&quot;;TRIM([.E45]));0.001;1))" office:value-type="float" office:value="197.8475">
            <text:p>197.85</text:p>
          </table:table-cell>
          <table:table-cell/>
          <table:table-cell table:formula="of:=[.G45]/[.E7]" office:value-type="float" office:value="0.096605224609375">
            <text:p>0.09660522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4096">
            <text:p>4096</text:p>
          </table:table-cell>
          <table:table-cell office:value-type="float" office:value="732.1116">
            <text:p>732.1116</text:p>
          </table:table-cell>
          <table:table-cell office:value-type="string">
            <text:p><text:s/>us</text:p>
          </table:table-cell>
          <table:table-cell/>
          <table:table-cell table:style-name="ce1" table:formula="of:=[.D46]*IF(EXACT(&quot;ms&quot;;TRIM([.E46]));1000;IF(EXACT(&quot;ns&quot;;TRIM([.E46]));0.001;1))" office:value-type="float" office:value="732.1116">
            <text:p>732.11</text:p>
          </table:table-cell>
          <table:table-cell/>
          <table:table-cell table:formula="of:=[.G46]/[.E8]" office:value-type="float" office:value="0.17873818359375">
            <text:p>0.17873818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8192">
            <text:p>8192</text:p>
          </table:table-cell>
          <table:table-cell office:value-type="float" office:value="2.349204">
            <text:p>2.349204</text:p>
          </table:table-cell>
          <table:table-cell office:value-type="string">
            <text:p><text:s/>ms</text:p>
          </table:table-cell>
          <table:table-cell/>
          <table:table-cell table:style-name="ce1" table:formula="of:=[.D47]*IF(EXACT(&quot;ms&quot;;TRIM([.E47]));1000;IF(EXACT(&quot;ns&quot;;TRIM([.E47]));0.001;1))" office:value-type="float" office:value="2349.204">
            <text:p>2349.20</text:p>
          </table:table-cell>
          <table:table-cell/>
          <table:table-cell table:formula="of:=[.G47]/[.E9]" office:value-type="float" office:value="0.28676806640625">
            <text:p>0.286768066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16384">
            <text:p>16384</text:p>
          </table:table-cell>
          <table:table-cell office:value-type="float" office:value="5.279995">
            <text:p>5.279995</text:p>
          </table:table-cell>
          <table:table-cell office:value-type="string">
            <text:p><text:s/>ms</text:p>
          </table:table-cell>
          <table:table-cell/>
          <table:table-cell table:style-name="ce1" table:formula="of:=[.D48]*IF(EXACT(&quot;ms&quot;;TRIM([.E48]));1000;IF(EXACT(&quot;ns&quot;;TRIM([.E48]));0.001;1))" office:value-type="float" office:value="5279.995">
            <text:p>5280.00</text:p>
          </table:table-cell>
          <table:table-cell/>
          <table:table-cell table:formula="of:=[.G48]/[.E10]" office:value-type="float" office:value="0.322265319824219">
            <text:p>0.322265319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32768">
            <text:p>32768</text:p>
          </table:table-cell>
          <table:table-cell office:value-type="float" office:value="14.08941">
            <text:p>14.08941</text:p>
          </table:table-cell>
          <table:table-cell office:value-type="string">
            <text:p><text:s/>ms</text:p>
          </table:table-cell>
          <table:table-cell/>
          <table:table-cell table:style-name="ce1" table:formula="of:=[.D49]*IF(EXACT(&quot;ms&quot;;TRIM([.E49]));1000;IF(EXACT(&quot;ns&quot;;TRIM([.E49]));0.001;1))" office:value-type="float" office:value="14089.41">
            <text:p>14089.41</text:p>
          </table:table-cell>
          <table:table-cell/>
          <table:table-cell table:formula="of:=[.G49]/[.E11]" office:value-type="float" office:value="0.429974670410156">
            <text:p>0.429974670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65536">
            <text:p>65536</text:p>
          </table:table-cell>
          <table:table-cell office:value-type="float" office:value="33.36759">
            <text:p>33.36759</text:p>
          </table:table-cell>
          <table:table-cell office:value-type="string">
            <text:p><text:s/>ms</text:p>
          </table:table-cell>
          <table:table-cell/>
          <table:table-cell table:style-name="ce1" table:formula="of:=[.D50]*IF(EXACT(&quot;ms&quot;;TRIM([.E50]));1000;IF(EXACT(&quot;ns&quot;;TRIM([.E50]));0.001;1))" office:value-type="float" office:value="33367.59">
            <text:p>33367.59</text:p>
          </table:table-cell>
          <table:table-cell/>
          <table:table-cell table:formula="of:=[.G50]/[.E12]" office:value-type="float" office:value="0.509149017333984">
            <text:p>0.509149017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triple</text:p>
          </table:table-cell>
          <table:table-cell office:value-type="float" office:value="131072">
            <text:p>131072</text:p>
          </table:table-cell>
          <table:table-cell office:value-type="float" office:value="72.49251">
            <text:p>72.49251</text:p>
          </table:table-cell>
          <table:table-cell office:value-type="string">
            <text:p><text:s/>ms</text:p>
          </table:table-cell>
          <table:table-cell/>
          <table:table-cell table:style-name="ce1" table:formula="of:=[.D51]*IF(EXACT(&quot;ms&quot;;TRIM([.E51]));1000;IF(EXACT(&quot;ns&quot;;TRIM([.E51]));0.001;1))" office:value-type="float" office:value="72492.51">
            <text:p>72492.51</text:p>
          </table:table-cell>
          <table:table-cell/>
          <table:table-cell table:formula="of:=[.G51]/[.E13]" office:value-type="float" office:value="0.553073959350586">
            <text:p>0.5530739594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ert-const 128-16384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128">
            <text:p>128</text:p>
          </table:table-cell>
          <table:table-cell office:value-type="float" office:value="28.28265">
            <text:p>28.28265</text:p>
          </table:table-cell>
          <table:table-cell office:value-type="string">
            <text:p><text:s/>us</text:p>
          </table:table-cell>
          <table:table-cell/>
          <table:table-cell table:style-name="ce1" table:formula="of:=[.D57]*IF(EXACT(&quot;ms&quot;;TRIM([.E57]));1000;IF(EXACT(&quot;ns&quot;;TRIM([.E57]));0.001;1))" office:value-type="float" office:value="28.28265">
            <text:p>28.28</text:p>
          </table:table-cell>
          <table:table-cell/>
          <table:table-cell table:formula="of:=[.G57]/[.E3]" office:value-type="float" office:value="0.220958203125">
            <text:p>0.220958203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256">
            <text:p>256</text:p>
          </table:table-cell>
          <table:table-cell office:value-type="float" office:value="58.42793">
            <text:p>58.42793</text:p>
          </table:table-cell>
          <table:table-cell office:value-type="string">
            <text:p><text:s/>us</text:p>
          </table:table-cell>
          <table:table-cell/>
          <table:table-cell table:style-name="ce1" table:formula="of:=[.D58]*IF(EXACT(&quot;ms&quot;;TRIM([.E58]));1000;IF(EXACT(&quot;ns&quot;;TRIM([.E58]));0.001;1))" office:value-type="float" office:value="58.42793">
            <text:p>58.43</text:p>
          </table:table-cell>
          <table:table-cell/>
          <table:table-cell table:formula="of:=[.G58]/[.E4]" office:value-type="float" office:value="0.2282341015625">
            <text:p>0.228234101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512">
            <text:p>512</text:p>
          </table:table-cell>
          <table:table-cell office:value-type="float" office:value="133.9361">
            <text:p>133.9361</text:p>
          </table:table-cell>
          <table:table-cell office:value-type="string">
            <text:p><text:s/>us</text:p>
          </table:table-cell>
          <table:table-cell/>
          <table:table-cell table:style-name="ce1" table:formula="of:=[.D59]*IF(EXACT(&quot;ms&quot;;TRIM([.E59]));1000;IF(EXACT(&quot;ns&quot;;TRIM([.E59]));0.001;1))" office:value-type="float" office:value="133.9361">
            <text:p>133.94</text:p>
          </table:table-cell>
          <table:table-cell/>
          <table:table-cell table:formula="of:=[.G59]/[.E5]" office:value-type="float" office:value="0.2615939453125">
            <text:p>0.261593945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1024">
            <text:p>1024</text:p>
          </table:table-cell>
          <table:table-cell office:value-type="float" office:value="361.0026">
            <text:p>361.0026</text:p>
          </table:table-cell>
          <table:table-cell office:value-type="string">
            <text:p><text:s/>us</text:p>
          </table:table-cell>
          <table:table-cell/>
          <table:table-cell table:style-name="ce1" table:formula="of:=[.D60]*IF(EXACT(&quot;ms&quot;;TRIM([.E60]));1000;IF(EXACT(&quot;ns&quot;;TRIM([.E60]));0.001;1))" office:value-type="float" office:value="361.0026">
            <text:p>361.00</text:p>
          </table:table-cell>
          <table:table-cell/>
          <table:table-cell table:formula="of:=[.G60]/[.E6]" office:value-type="float" office:value="0.3525416015625">
            <text:p>0.352541601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2048">
            <text:p>2048</text:p>
          </table:table-cell>
          <table:table-cell office:value-type="float" office:value="1.022428">
            <text:p>1.022428</text:p>
          </table:table-cell>
          <table:table-cell office:value-type="string">
            <text:p><text:s/>ms</text:p>
          </table:table-cell>
          <table:table-cell/>
          <table:table-cell table:style-name="ce1" table:formula="of:=[.D61]*IF(EXACT(&quot;ms&quot;;TRIM([.E61]));1000;IF(EXACT(&quot;ns&quot;;TRIM([.E61]));0.001;1))" office:value-type="float" office:value="1022.428">
            <text:p>1022.43</text:p>
          </table:table-cell>
          <table:table-cell/>
          <table:table-cell table:formula="of:=[.G61]/[.E7]" office:value-type="float" office:value="0.499232421875">
            <text:p>0.499232421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4096">
            <text:p>4096</text:p>
          </table:table-cell>
          <table:table-cell office:value-type="float" office:value="2.396425">
            <text:p>2.396425</text:p>
          </table:table-cell>
          <table:table-cell office:value-type="string">
            <text:p><text:s/>ms</text:p>
          </table:table-cell>
          <table:table-cell/>
          <table:table-cell table:style-name="ce1" table:formula="of:=[.D62]*IF(EXACT(&quot;ms&quot;;TRIM([.E62]));1000;IF(EXACT(&quot;ns&quot;;TRIM([.E62]));0.001;1))" office:value-type="float" office:value="2396.425">
            <text:p>2396.43</text:p>
          </table:table-cell>
          <table:table-cell/>
          <table:table-cell table:formula="of:=[.G62]/[.E8]" office:value-type="float" office:value="0.585064697265625">
            <text:p>0.585064697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8192">
            <text:p>8192</text:p>
          </table:table-cell>
          <table:table-cell office:value-type="float" office:value="5.959866">
            <text:p>5.959866</text:p>
          </table:table-cell>
          <table:table-cell office:value-type="string">
            <text:p><text:s/>ms</text:p>
          </table:table-cell>
          <table:table-cell/>
          <table:table-cell table:style-name="ce1" table:formula="of:=[.D63]*IF(EXACT(&quot;ms&quot;;TRIM([.E63]));1000;IF(EXACT(&quot;ns&quot;;TRIM([.E63]));0.001;1))" office:value-type="float" office:value="5959.866">
            <text:p>5959.87</text:p>
          </table:table-cell>
          <table:table-cell/>
          <table:table-cell table:formula="of:=[.G63]/[.E9]" office:value-type="float" office:value="0.727522705078125">
            <text:p>0.727522705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16384">
            <text:p>16384</text:p>
          </table:table-cell>
          <table:table-cell office:value-type="float" office:value="13.24504">
            <text:p>13.24504</text:p>
          </table:table-cell>
          <table:table-cell office:value-type="string">
            <text:p><text:s/>ms</text:p>
          </table:table-cell>
          <table:table-cell/>
          <table:table-cell table:style-name="ce1" table:formula="of:=[.D64]*IF(EXACT(&quot;ms&quot;;TRIM([.E64]));1000;IF(EXACT(&quot;ns&quot;;TRIM([.E64]));0.001;1))" office:value-type="float" office:value="13245.04">
            <text:p>13245.04</text:p>
          </table:table-cell>
          <table:table-cell/>
          <table:table-cell table:formula="of:=[.G64]/[.E10]" office:value-type="float" office:value="0.8084130859375">
            <text:p>0.808413085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32768">
            <text:p>32768</text:p>
          </table:table-cell>
          <table:table-cell office:value-type="float" office:value="26.35519">
            <text:p>26.35519</text:p>
          </table:table-cell>
          <table:table-cell office:value-type="string">
            <text:p><text:s/>ms</text:p>
          </table:table-cell>
          <table:table-cell/>
          <table:table-cell table:style-name="ce1" table:formula="of:=[.D65]*IF(EXACT(&quot;ms&quot;;TRIM([.E65]));1000;IF(EXACT(&quot;ns&quot;;TRIM([.E65]));0.001;1))" office:value-type="float" office:value="26355.19">
            <text:p>26355.19</text:p>
          </table:table-cell>
          <table:table-cell/>
          <table:table-cell table:formula="of:=[.G65]/[.E11]" office:value-type="float" office:value="0.804296569824219">
            <text:p>0.804296569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65536">
            <text:p>65536</text:p>
          </table:table-cell>
          <table:table-cell office:value-type="float" office:value="57.87402">
            <text:p>57.87402</text:p>
          </table:table-cell>
          <table:table-cell office:value-type="string">
            <text:p><text:s/>ms</text:p>
          </table:table-cell>
          <table:table-cell/>
          <table:table-cell table:style-name="ce1" table:formula="of:=[.D66]*IF(EXACT(&quot;ms&quot;;TRIM([.E66]));1000;IF(EXACT(&quot;ns&quot;;TRIM([.E66]));0.001;1))" office:value-type="float" office:value="57874.02">
            <text:p>57874.02</text:p>
          </table:table-cell>
          <table:table-cell/>
          <table:table-cell table:formula="of:=[.G66]/[.E12]" office:value-type="float" office:value="0.883087463378906">
            <text:p>0.883087463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sert-const</text:p>
          </table:table-cell>
          <table:table-cell office:value-type="float" office:value="131072">
            <text:p>131072</text:p>
          </table:table-cell>
          <table:table-cell office:value-type="float" office:value="121.1878">
            <text:p>121.1878</text:p>
          </table:table-cell>
          <table:table-cell office:value-type="string">
            <text:p><text:s/>ms</text:p>
          </table:table-cell>
          <table:table-cell/>
          <table:table-cell table:style-name="ce1" table:formula="of:=[.D67]*IF(EXACT(&quot;ms&quot;;TRIM([.E67]));1000;IF(EXACT(&quot;ns&quot;;TRIM([.E67]));0.001;1))" office:value-type="float" office:value="121187.8">
            <text:p>121187.80</text:p>
          </table:table-cell>
          <table:table-cell/>
          <table:table-cell table:formula="of:=[.G67]/[.E13]" office:value-type="float" office:value="0.924589538574219">
            <text:p>0.924589538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nsert-list-repeat 128-4096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nsert-list-repeat</text:p>
          </table:table-cell>
          <table:table-cell office:value-type="float" office:value="128">
            <text:p>128</text:p>
          </table:table-cell>
          <table:table-cell office:value-type="float" office:value="1.687358">
            <text:p>1.687358</text:p>
          </table:table-cell>
          <table:table-cell office:value-type="string">
            <text:p><text:s/>us</text:p>
          </table:table-cell>
          <table:table-cell/>
          <table:table-cell table:style-name="ce1" table:formula="of:=[.D71]*IF(EXACT(&quot;ms&quot;;TRIM([.E71]));1000;IF(EXACT(&quot;ns&quot;;TRIM([.E71]));0.001;1))" office:value-type="float" office:value="1.687358">
            <text:p>1.69</text:p>
          </table:table-cell>
          <table:table-cell/>
          <table:table-cell table:formula="of:=[.G71]/[.E3]" office:value-type="float" office:value="0.013182484375">
            <text:p>0.013182484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-repeat</text:p>
          </table:table-cell>
          <table:table-cell office:value-type="float" office:value="256">
            <text:p>256</text:p>
          </table:table-cell>
          <table:table-cell office:value-type="float" office:value="3.378734">
            <text:p>3.378734</text:p>
          </table:table-cell>
          <table:table-cell office:value-type="string">
            <text:p><text:s/>us</text:p>
          </table:table-cell>
          <table:table-cell/>
          <table:table-cell table:style-name="ce1" table:formula="of:=[.D72]*IF(EXACT(&quot;ms&quot;;TRIM([.E72]));1000;IF(EXACT(&quot;ns&quot;;TRIM([.E72]));0.001;1))" office:value-type="float" office:value="3.378734">
            <text:p>3.38</text:p>
          </table:table-cell>
          <table:table-cell/>
          <table:table-cell table:formula="of:=[.G72]/[.E4]" office:value-type="float" office:value="0.0131981796875">
            <text:p>0.013198179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-repeat</text:p>
          </table:table-cell>
          <table:table-cell office:value-type="float" office:value="512">
            <text:p>512</text:p>
          </table:table-cell>
          <table:table-cell office:value-type="float" office:value="7.099178">
            <text:p>7.099178</text:p>
          </table:table-cell>
          <table:table-cell office:value-type="string">
            <text:p><text:s/>us</text:p>
          </table:table-cell>
          <table:table-cell/>
          <table:table-cell table:style-name="ce1" table:formula="of:=[.D73]*IF(EXACT(&quot;ms&quot;;TRIM([.E73]));1000;IF(EXACT(&quot;ns&quot;;TRIM([.E73]));0.001;1))" office:value-type="float" office:value="7.099178">
            <text:p>7.10</text:p>
          </table:table-cell>
          <table:table-cell/>
          <table:table-cell table:formula="of:=[.G73]/[.E5]" office:value-type="float" office:value="0.01386558203125">
            <text:p>0.01386558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-repeat</text:p>
          </table:table-cell>
          <table:table-cell office:value-type="float" office:value="1024">
            <text:p>1024</text:p>
          </table:table-cell>
          <table:table-cell office:value-type="float" office:value="18.91119">
            <text:p>18.91119</text:p>
          </table:table-cell>
          <table:table-cell office:value-type="string">
            <text:p><text:s/>us</text:p>
          </table:table-cell>
          <table:table-cell/>
          <table:table-cell table:style-name="ce1" table:formula="of:=[.D74]*IF(EXACT(&quot;ms&quot;;TRIM([.E74]));1000;IF(EXACT(&quot;ns&quot;;TRIM([.E74]));0.001;1))" office:value-type="float" office:value="18.91119">
            <text:p>18.91</text:p>
          </table:table-cell>
          <table:table-cell/>
          <table:table-cell table:formula="of:=[.G74]/[.E6]" office:value-type="float" office:value="0.018467958984375">
            <text:p>0.01846795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-repeat</text:p>
          </table:table-cell>
          <table:table-cell office:value-type="float" office:value="2048">
            <text:p>2048</text:p>
          </table:table-cell>
          <table:table-cell office:value-type="float" office:value="45.37326">
            <text:p>45.37326</text:p>
          </table:table-cell>
          <table:table-cell office:value-type="string">
            <text:p><text:s/>us</text:p>
          </table:table-cell>
          <table:table-cell/>
          <table:table-cell table:style-name="ce1" table:formula="of:=[.D75]*IF(EXACT(&quot;ms&quot;;TRIM([.E75]));1000;IF(EXACT(&quot;ns&quot;;TRIM([.E75]));0.001;1))" office:value-type="float" office:value="45.37326">
            <text:p>45.37</text:p>
          </table:table-cell>
          <table:table-cell/>
          <table:table-cell table:formula="of:=[.G75]/[.E7]" office:value-type="float" office:value="0.022154912109375">
            <text:p>0.02215491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list-repeat</text:p>
          </table:table-cell>
          <table:table-cell office:value-type="float" office:value="4096">
            <text:p>4096</text:p>
          </table:table-cell>
          <table:table-cell office:value-type="float" office:value="56.71007">
            <text:p>56.71007</text:p>
          </table:table-cell>
          <table:table-cell office:value-type="string">
            <text:p><text:s/>us</text:p>
          </table:table-cell>
          <table:table-cell/>
          <table:table-cell table:style-name="ce1" table:formula="of:=[.D76]*IF(EXACT(&quot;ms&quot;;TRIM([.E76]));1000;IF(EXACT(&quot;ns&quot;;TRIM([.E76]));0.001;1))" office:value-type="float" office:value="56.71007">
            <text:p>56.71</text:p>
          </table:table-cell>
          <table:table-cell/>
          <table:table-cell table:formula="of:=[.G76]/[.E8]" office:value-type="float" office:value="0.0138452319335938">
            <text:p>0.013845231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nsert-pair-repeat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128">
            <text:p>128</text:p>
          </table:table-cell>
          <table:table-cell office:value-type="float" office:value="397.4923">
            <text:p>397.4923</text:p>
          </table:table-cell>
          <table:table-cell office:value-type="string">
            <text:p><text:s/>ns</text:p>
          </table:table-cell>
          <table:table-cell/>
          <table:table-cell table:style-name="ce1" table:formula="of:=[.D81]*IF(EXACT(&quot;ms&quot;;TRIM([.E81]));1000;IF(EXACT(&quot;ns&quot;;TRIM([.E81]));0.001;1))" office:value-type="float" office:value="0.3974923">
            <text:p>0.40</text:p>
          </table:table-cell>
          <table:table-cell/>
          <table:table-cell table:formula="of:=[.G81]/[.E3]" office:value-type="float" office:value="0.00310540859375">
            <text:p>0.0031054086</text:p>
          </table:table-cell>
          <table:table-cell office:value-type="string">
            <text:p>this should be constant shouldn't it?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256">
            <text:p>256</text:p>
          </table:table-cell>
          <table:table-cell office:value-type="float" office:value="692.5316">
            <text:p>692.5316</text:p>
          </table:table-cell>
          <table:table-cell office:value-type="string">
            <text:p><text:s/>ns</text:p>
          </table:table-cell>
          <table:table-cell/>
          <table:table-cell table:style-name="ce1" table:formula="of:=[.D82]*IF(EXACT(&quot;ms&quot;;TRIM([.E82]));1000;IF(EXACT(&quot;ns&quot;;TRIM([.E82]));0.001;1))" office:value-type="float" office:value="0.6925316">
            <text:p>0.69</text:p>
          </table:table-cell>
          <table:table-cell/>
          <table:table-cell table:formula="of:=[.G82]/[.E4]" office:value-type="float" office:value="0.0027052015625">
            <text:p>0.00270520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512">
            <text:p>512</text:p>
          </table:table-cell>
          <table:table-cell office:value-type="float" office:value="2.320095">
            <text:p>2.320095</text:p>
          </table:table-cell>
          <table:table-cell office:value-type="string">
            <text:p><text:s/>us</text:p>
          </table:table-cell>
          <table:table-cell/>
          <table:table-cell table:style-name="ce1" table:formula="of:=[.D83]*IF(EXACT(&quot;ms&quot;;TRIM([.E83]));1000;IF(EXACT(&quot;ns&quot;;TRIM([.E83]));0.001;1))" office:value-type="float" office:value="2.320095">
            <text:p>2.32</text:p>
          </table:table-cell>
          <table:table-cell/>
          <table:table-cell table:formula="of:=[.G83]/[.E5]" office:value-type="float" office:value="0.004531435546875">
            <text:p>0.00453143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1024">
            <text:p>1024</text:p>
          </table:table-cell>
          <table:table-cell office:value-type="float" office:value="4.73334">
            <text:p>4.73334</text:p>
          </table:table-cell>
          <table:table-cell office:value-type="string">
            <text:p><text:s/>us</text:p>
          </table:table-cell>
          <table:table-cell/>
          <table:table-cell table:style-name="ce1" table:formula="of:=[.D84]*IF(EXACT(&quot;ms&quot;;TRIM([.E84]));1000;IF(EXACT(&quot;ns&quot;;TRIM([.E84]));0.001;1))" office:value-type="float" office:value="4.73334">
            <text:p>4.73</text:p>
          </table:table-cell>
          <table:table-cell/>
          <table:table-cell table:formula="of:=[.G84]/[.E6]" office:value-type="float" office:value="0.00462240234375">
            <text:p>0.004622402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2048">
            <text:p>2048</text:p>
          </table:table-cell>
          <table:table-cell office:value-type="float" office:value="9.735325">
            <text:p>9.735325</text:p>
          </table:table-cell>
          <table:table-cell office:value-type="string">
            <text:p><text:s/>us</text:p>
          </table:table-cell>
          <table:table-cell/>
          <table:table-cell table:style-name="ce1" table:formula="of:=[.D85]*IF(EXACT(&quot;ms&quot;;TRIM([.E85]));1000;IF(EXACT(&quot;ns&quot;;TRIM([.E85]));0.001;1))" office:value-type="float" office:value="9.735325">
            <text:p>9.74</text:p>
          </table:table-cell>
          <table:table-cell/>
          <table:table-cell table:formula="of:=[.G85]/[.E7]" office:value-type="float" office:value="0.00475357666015625">
            <text:p>0.004753576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4096">
            <text:p>4096</text:p>
          </table:table-cell>
          <table:table-cell office:value-type="float" office:value="22.33646">
            <text:p>22.33646</text:p>
          </table:table-cell>
          <table:table-cell office:value-type="string">
            <text:p><text:s/>us</text:p>
          </table:table-cell>
          <table:table-cell/>
          <table:table-cell table:style-name="ce1" table:formula="of:=[.D86]*IF(EXACT(&quot;ms&quot;;TRIM([.E86]));1000;IF(EXACT(&quot;ns&quot;;TRIM([.E86]));0.001;1))" office:value-type="float" office:value="22.33646">
            <text:p>22.34</text:p>
          </table:table-cell>
          <table:table-cell/>
          <table:table-cell table:formula="of:=[.G86]/[.E8]" office:value-type="float" office:value="0.0054532373046875">
            <text:p>0.005453237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8192">
            <text:p>8192</text:p>
          </table:table-cell>
          <table:table-cell office:value-type="float" office:value="45.86472">
            <text:p>45.86472</text:p>
          </table:table-cell>
          <table:table-cell office:value-type="string">
            <text:p><text:s/>us</text:p>
          </table:table-cell>
          <table:table-cell/>
          <table:table-cell table:style-name="ce1" table:formula="of:=[.D87]*IF(EXACT(&quot;ms&quot;;TRIM([.E87]));1000;IF(EXACT(&quot;ns&quot;;TRIM([.E87]));0.001;1))" office:value-type="float" office:value="45.86472">
            <text:p>45.86</text:p>
          </table:table-cell>
          <table:table-cell/>
          <table:table-cell table:formula="of:=[.G87]/[.E9]" office:value-type="float" office:value="0.005598720703125">
            <text:p>0.005598720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16384">
            <text:p>16384</text:p>
          </table:table-cell>
          <table:table-cell office:value-type="float" office:value="89.28164">
            <text:p>89.28164</text:p>
          </table:table-cell>
          <table:table-cell office:value-type="string">
            <text:p><text:s/>us</text:p>
          </table:table-cell>
          <table:table-cell/>
          <table:table-cell table:style-name="ce1" table:formula="of:=[.D88]*IF(EXACT(&quot;ms&quot;;TRIM([.E88]));1000;IF(EXACT(&quot;ns&quot;;TRIM([.E88]));0.001;1))" office:value-type="float" office:value="89.28164">
            <text:p>89.28</text:p>
          </table:table-cell>
          <table:table-cell/>
          <table:table-cell table:formula="of:=[.G88]/[.E10]" office:value-type="float" office:value="0.00544931884765625">
            <text:p>0.005449318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32768">
            <text:p>32768</text:p>
          </table:table-cell>
          <table:table-cell office:value-type="float" office:value="231.9644">
            <text:p>231.9644</text:p>
          </table:table-cell>
          <table:table-cell office:value-type="string">
            <text:p><text:s/>us</text:p>
          </table:table-cell>
          <table:table-cell/>
          <table:table-cell table:style-name="ce1" table:formula="of:=[.D89]*IF(EXACT(&quot;ms&quot;;TRIM([.E89]));1000;IF(EXACT(&quot;ns&quot;;TRIM([.E89]));0.001;1))" office:value-type="float" office:value="231.9644">
            <text:p>231.96</text:p>
          </table:table-cell>
          <table:table-cell/>
          <table:table-cell table:formula="of:=[.G89]/[.E11]" office:value-type="float" office:value="0.00707899169921875">
            <text:p>0.007078991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65536">
            <text:p>65536</text:p>
          </table:table-cell>
          <table:table-cell office:value-type="float" office:value="686.5166">
            <text:p>686.5166</text:p>
          </table:table-cell>
          <table:table-cell office:value-type="string">
            <text:p><text:s/>us</text:p>
          </table:table-cell>
          <table:table-cell/>
          <table:table-cell table:style-name="ce1" table:formula="of:=[.D90]*IF(EXACT(&quot;ms&quot;;TRIM([.E90]));1000;IF(EXACT(&quot;ns&quot;;TRIM([.E90]));0.001;1))" office:value-type="float" office:value="686.5166">
            <text:p>686.52</text:p>
          </table:table-cell>
          <table:table-cell/>
          <table:table-cell table:formula="of:=[.G90]/[.E12]" office:value-type="float" office:value="0.0104754119873047">
            <text:p>0.0104754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ert-pair-repeat</text:p>
          </table:table-cell>
          <table:table-cell office:value-type="float" office:value="131072">
            <text:p>131072</text:p>
          </table:table-cell>
          <table:table-cell office:value-type="float" office:value="1.556196">
            <text:p>1.556196</text:p>
          </table:table-cell>
          <table:table-cell office:value-type="string">
            <text:p><text:s/>ms</text:p>
          </table:table-cell>
          <table:table-cell/>
          <table:table-cell table:style-name="ce1" table:formula="of:=[.D91]*IF(EXACT(&quot;ms&quot;;TRIM([.E91]));1000;IF(EXACT(&quot;ns&quot;;TRIM([.E91]));0.001;1))" office:value-type="float" office:value="1556.196">
            <text:p>1556.20</text:p>
          </table:table-cell>
          <table:table-cell/>
          <table:table-cell table:formula="of:=[.G91]/[.E13]" office:value-type="float" office:value="0.0118728332519531">
            <text:p>0.011872833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nsert-triple-repeat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128">
            <text:p>128</text:p>
          </table:table-cell>
          <table:table-cell office:value-type="float" office:value="62.38355">
            <text:p>62.38355</text:p>
          </table:table-cell>
          <table:table-cell office:value-type="string">
            <text:p><text:s/>ns</text:p>
          </table:table-cell>
          <table:table-cell/>
          <table:table-cell table:style-name="ce1" table:formula="of:=[.D96]*IF(EXACT(&quot;ms&quot;;TRIM([.E96]));1000;IF(EXACT(&quot;ns&quot;;TRIM([.E96]));0.001;1))" office:value-type="float" office:value="0.06238355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256">
            <text:p>256</text:p>
          </table:table-cell>
          <table:table-cell office:value-type="float" office:value="62.3328">
            <text:p>62.3328</text:p>
          </table:table-cell>
          <table:table-cell office:value-type="string">
            <text:p><text:s/>ns</text:p>
          </table:table-cell>
          <table:table-cell/>
          <table:table-cell table:style-name="ce1" table:formula="of:=[.D97]*IF(EXACT(&quot;ms&quot;;TRIM([.E97]));1000;IF(EXACT(&quot;ns&quot;;TRIM([.E97]));0.001;1))" office:value-type="float" office:value="0.0623328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512">
            <text:p>512</text:p>
          </table:table-cell>
          <table:table-cell office:value-type="float" office:value="61.75354">
            <text:p>61.75354</text:p>
          </table:table-cell>
          <table:table-cell office:value-type="string">
            <text:p><text:s/>ns</text:p>
          </table:table-cell>
          <table:table-cell/>
          <table:table-cell table:style-name="ce1" table:formula="of:=[.D98]*IF(EXACT(&quot;ms&quot;;TRIM([.E98]));1000;IF(EXACT(&quot;ns&quot;;TRIM([.E98]));0.001;1))" office:value-type="float" office:value="0.06175354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1024">
            <text:p>1024</text:p>
          </table:table-cell>
          <table:table-cell office:value-type="float" office:value="61.73946">
            <text:p>61.73946</text:p>
          </table:table-cell>
          <table:table-cell office:value-type="string">
            <text:p><text:s/>ns</text:p>
          </table:table-cell>
          <table:table-cell/>
          <table:table-cell table:style-name="ce1" table:formula="of:=[.D99]*IF(EXACT(&quot;ms&quot;;TRIM([.E99]));1000;IF(EXACT(&quot;ns&quot;;TRIM([.E99]));0.001;1))" office:value-type="float" office:value="0.06173946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2048">
            <text:p>2048</text:p>
          </table:table-cell>
          <table:table-cell office:value-type="float" office:value="62.46661">
            <text:p>62.46661</text:p>
          </table:table-cell>
          <table:table-cell office:value-type="string">
            <text:p><text:s/>ns</text:p>
          </table:table-cell>
          <table:table-cell/>
          <table:table-cell table:style-name="ce1" table:formula="of:=[.D100]*IF(EXACT(&quot;ms&quot;;TRIM([.E100]));1000;IF(EXACT(&quot;ns&quot;;TRIM([.E100]));0.001;1))" office:value-type="float" office:value="0.06246661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4096">
            <text:p>4096</text:p>
          </table:table-cell>
          <table:table-cell office:value-type="float" office:value="61.99017">
            <text:p>61.99017</text:p>
          </table:table-cell>
          <table:table-cell office:value-type="string">
            <text:p><text:s/>ns</text:p>
          </table:table-cell>
          <table:table-cell/>
          <table:table-cell table:style-name="ce1" table:formula="of:=[.D101]*IF(EXACT(&quot;ms&quot;;TRIM([.E101]));1000;IF(EXACT(&quot;ns&quot;;TRIM([.E101]));0.001;1))" office:value-type="float" office:value="0.06199017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8192">
            <text:p>8192</text:p>
          </table:table-cell>
          <table:table-cell office:value-type="float" office:value="60.98695">
            <text:p>60.98695</text:p>
          </table:table-cell>
          <table:table-cell office:value-type="string">
            <text:p><text:s/>ns</text:p>
          </table:table-cell>
          <table:table-cell/>
          <table:table-cell table:style-name="ce1" table:formula="of:=[.D102]*IF(EXACT(&quot;ms&quot;;TRIM([.E102]));1000;IF(EXACT(&quot;ns&quot;;TRIM([.E102]));0.001;1))" office:value-type="float" office:value="0.06098695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16384">
            <text:p>16384</text:p>
          </table:table-cell>
          <table:table-cell office:value-type="float" office:value="61.97236">
            <text:p>61.97236</text:p>
          </table:table-cell>
          <table:table-cell office:value-type="string">
            <text:p><text:s/>ns</text:p>
          </table:table-cell>
          <table:table-cell/>
          <table:table-cell table:style-name="ce1" table:formula="of:=[.D103]*IF(EXACT(&quot;ms&quot;;TRIM([.E103]));1000;IF(EXACT(&quot;ns&quot;;TRIM([.E103]));0.001;1))" office:value-type="float" office:value="0.06197236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32768">
            <text:p>32768</text:p>
          </table:table-cell>
          <table:table-cell office:value-type="float" office:value="5.411926">
            <text:p>5.411926</text:p>
          </table:table-cell>
          <table:table-cell office:value-type="string">
            <text:p><text:s/>us</text:p>
          </table:table-cell>
          <table:table-cell/>
          <table:table-cell table:style-name="ce1" table:formula="of:=[.D104]*IF(EXACT(&quot;ms&quot;;TRIM([.E104]));1000;IF(EXACT(&quot;ns&quot;;TRIM([.E104]));0.001;1))" office:value-type="float" office:value="5.411926">
            <text:p>5.4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65536">
            <text:p>65536</text:p>
          </table:table-cell>
          <table:table-cell office:value-type="float" office:value="8.38739">
            <text:p>8.38739</text:p>
          </table:table-cell>
          <table:table-cell office:value-type="string">
            <text:p><text:s/>us</text:p>
          </table:table-cell>
          <table:table-cell/>
          <table:table-cell table:style-name="ce1" table:formula="of:=[.D105]*IF(EXACT(&quot;ms&quot;;TRIM([.E105]));1000;IF(EXACT(&quot;ns&quot;;TRIM([.E105]));0.001;1))" office:value-type="float" office:value="8.38739">
            <text:p>8.3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triple-repeat</text:p>
          </table:table-cell>
          <table:table-cell office:value-type="float" office:value="131072">
            <text:p>131072</text:p>
          </table:table-cell>
          <table:table-cell office:value-type="float" office:value="7.252517">
            <text:p>7.252517</text:p>
          </table:table-cell>
          <table:table-cell office:value-type="string">
            <text:p><text:s/>us</text:p>
          </table:table-cell>
          <table:table-cell/>
          <table:table-cell table:style-name="ce1" table:formula="of:=[.D106]*IF(EXACT(&quot;ms&quot;;TRIM([.E106]));1000;IF(EXACT(&quot;ns&quot;;TRIM([.E106]));0.001;1))" office:value-type="float" office:value="7.252517">
            <text:p>7.25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ert-const-repeat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128">
            <text:p>128</text:p>
          </table:table-cell>
          <table:table-cell office:value-type="float" office:value="267.7748">
            <text:p>267.7748</text:p>
          </table:table-cell>
          <table:table-cell office:value-type="string">
            <text:p><text:s/>ns</text:p>
          </table:table-cell>
          <table:table-cell/>
          <table:table-cell table:style-name="ce1" table:formula="of:=[.D111]*IF(EXACT(&quot;ms&quot;;TRIM([.E111]));1000;IF(EXACT(&quot;ns&quot;;TRIM([.E111]));0.001;1))" office:value-type="float" office:value="0.2677748">
            <text:p>0.2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256">
            <text:p>256</text:p>
          </table:table-cell>
          <table:table-cell office:value-type="float" office:value="215.8108">
            <text:p>215.8108</text:p>
          </table:table-cell>
          <table:table-cell office:value-type="string">
            <text:p><text:s/>ns</text:p>
          </table:table-cell>
          <table:table-cell/>
          <table:table-cell table:style-name="ce1" table:formula="of:=[.D112]*IF(EXACT(&quot;ms&quot;;TRIM([.E112]));1000;IF(EXACT(&quot;ns&quot;;TRIM([.E112]));0.001;1))" office:value-type="float" office:value="0.2158108">
            <text:p>0.2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512">
            <text:p>512</text:p>
          </table:table-cell>
          <table:table-cell office:value-type="float" office:value="265.0178">
            <text:p>265.0178</text:p>
          </table:table-cell>
          <table:table-cell office:value-type="string">
            <text:p><text:s/>ns</text:p>
          </table:table-cell>
          <table:table-cell/>
          <table:table-cell table:style-name="ce1" table:formula="of:=[.D113]*IF(EXACT(&quot;ms&quot;;TRIM([.E113]));1000;IF(EXACT(&quot;ns&quot;;TRIM([.E113]));0.001;1))" office:value-type="float" office:value="0.2650178">
            <text:p>0.2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1024">
            <text:p>1024</text:p>
          </table:table-cell>
          <table:table-cell office:value-type="float" office:value="215.2969">
            <text:p>215.2969</text:p>
          </table:table-cell>
          <table:table-cell office:value-type="string">
            <text:p><text:s/>ns</text:p>
          </table:table-cell>
          <table:table-cell/>
          <table:table-cell table:style-name="ce1" table:formula="of:=[.D114]*IF(EXACT(&quot;ms&quot;;TRIM([.E114]));1000;IF(EXACT(&quot;ns&quot;;TRIM([.E114]));0.001;1))" office:value-type="float" office:value="0.2152969">
            <text:p>0.2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2048">
            <text:p>2048</text:p>
          </table:table-cell>
          <table:table-cell office:value-type="float" office:value="179.1424">
            <text:p>179.1424</text:p>
          </table:table-cell>
          <table:table-cell office:value-type="string">
            <text:p><text:s/>ns</text:p>
          </table:table-cell>
          <table:table-cell/>
          <table:table-cell table:style-name="ce1" table:formula="of:=[.D115]*IF(EXACT(&quot;ms&quot;;TRIM([.E115]));1000;IF(EXACT(&quot;ns&quot;;TRIM([.E115]));0.001;1))" office:value-type="float" office:value="0.1791424">
            <text:p>0.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4096">
            <text:p>4096</text:p>
          </table:table-cell>
          <table:table-cell office:value-type="float" office:value="267.2393">
            <text:p>267.2393</text:p>
          </table:table-cell>
          <table:table-cell office:value-type="string">
            <text:p><text:s/>ns</text:p>
          </table:table-cell>
          <table:table-cell/>
          <table:table-cell table:style-name="ce1" table:formula="of:=[.D116]*IF(EXACT(&quot;ms&quot;;TRIM([.E116]));1000;IF(EXACT(&quot;ns&quot;;TRIM([.E116]));0.001;1))" office:value-type="float" office:value="0.2672393">
            <text:p>0.2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8192">
            <text:p>8192</text:p>
          </table:table-cell>
          <table:table-cell office:value-type="float" office:value="216.109">
            <text:p>216.109</text:p>
          </table:table-cell>
          <table:table-cell office:value-type="string">
            <text:p><text:s/>ns</text:p>
          </table:table-cell>
          <table:table-cell/>
          <table:table-cell table:style-name="ce1" table:formula="of:=[.D117]*IF(EXACT(&quot;ms&quot;;TRIM([.E117]));1000;IF(EXACT(&quot;ns&quot;;TRIM([.E117]));0.001;1))" office:value-type="float" office:value="0.216109">
            <text:p>0.2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16384">
            <text:p>16384</text:p>
          </table:table-cell>
          <table:table-cell office:value-type="float" office:value="6.062808">
            <text:p>6.062808</text:p>
          </table:table-cell>
          <table:table-cell office:value-type="string">
            <text:p><text:s/>us</text:p>
          </table:table-cell>
          <table:table-cell/>
          <table:table-cell table:style-name="ce1" table:formula="of:=[.D118]*IF(EXACT(&quot;ms&quot;;TRIM([.E118]));1000;IF(EXACT(&quot;ns&quot;;TRIM([.E118]));0.001;1))" office:value-type="float" office:value="6.062808">
            <text:p>6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32768">
            <text:p>32768</text:p>
          </table:table-cell>
          <table:table-cell office:value-type="float" office:value="16.36726">
            <text:p>16.36726</text:p>
          </table:table-cell>
          <table:table-cell office:value-type="string">
            <text:p><text:s/>us</text:p>
          </table:table-cell>
          <table:table-cell/>
          <table:table-cell table:style-name="ce1" table:formula="of:=[.D119]*IF(EXACT(&quot;ms&quot;;TRIM([.E119]));1000;IF(EXACT(&quot;ns&quot;;TRIM([.E119]));0.001;1))" office:value-type="float" office:value="16.36726">
            <text:p>16.3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65536">
            <text:p>65536</text:p>
          </table:table-cell>
          <table:table-cell office:value-type="float" office:value="8.616271">
            <text:p>8.616271</text:p>
          </table:table-cell>
          <table:table-cell office:value-type="string">
            <text:p><text:s/>us</text:p>
          </table:table-cell>
          <table:table-cell/>
          <table:table-cell table:style-name="ce1" table:formula="of:=[.D120]*IF(EXACT(&quot;ms&quot;;TRIM([.E120]));1000;IF(EXACT(&quot;ns&quot;;TRIM([.E120]));0.001;1))" office:value-type="float" office:value="8.616271">
            <text:p>8.6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ert-const-repeat</text:p>
          </table:table-cell>
          <table:table-cell office:value-type="float" office:value="131072">
            <text:p>131072</text:p>
          </table:table-cell>
          <table:table-cell office:value-type="float" office:value="10.59515">
            <text:p>10.59515</text:p>
          </table:table-cell>
          <table:table-cell office:value-type="string">
            <text:p><text:s/>us</text:p>
          </table:table-cell>
          <table:table-cell/>
          <table:table-cell table:style-name="ce1" table:formula="of:=[.D121]*IF(EXACT(&quot;ms&quot;;TRIM([.E121]));1000;IF(EXACT(&quot;ns&quot;;TRIM([.E121]));0.001;1))" office:value-type="float" office:value="10.59515">
            <text:p>10.60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lete-list 128-4096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delete-list</text:p>
          </table:table-cell>
          <table:table-cell office:value-type="float" office:value="128">
            <text:p>128</text:p>
          </table:table-cell>
          <table:table-cell office:value-type="float" office:value="3.465442">
            <text:p>3.465442</text:p>
          </table:table-cell>
          <table:table-cell office:value-type="string">
            <text:p><text:s/>us</text:p>
          </table:table-cell>
          <table:table-cell/>
          <table:table-cell table:style-name="ce1" table:formula="of:=[.D126]*IF(EXACT(&quot;ms&quot;;TRIM([.E126]));1000;IF(EXACT(&quot;ns&quot;;TRIM([.E126]));0.001;1))" office:value-type="float" office:value="3.465442">
            <text:p>3.47</text:p>
          </table:table-cell>
          <table:table-cell/>
          <table:table-cell table:formula="of:=[.G126]/[.E3]" office:value-type="float" office:value="0.027073765625">
            <text:p>0.0270737656</text:p>
          </table:table-cell>
          <table:table-cell/>
          <table:table-cell office:value-type="string">
            <text:p>takes constant time for single deletion, so n time for n deletion</text:p>
          </table:table-cell>
          <table:table-cell/>
        </table:table-row>
        <table:table-row table:style-name="ro1">
          <table:table-cell/>
          <table:table-cell office:value-type="string">
            <text:p>delete-list</text:p>
          </table:table-cell>
          <table:table-cell office:value-type="float" office:value="256">
            <text:p>256</text:p>
          </table:table-cell>
          <table:table-cell office:value-type="float" office:value="7.382288">
            <text:p>7.382288</text:p>
          </table:table-cell>
          <table:table-cell office:value-type="string">
            <text:p><text:s/>us</text:p>
          </table:table-cell>
          <table:table-cell/>
          <table:table-cell table:style-name="ce1" table:formula="of:=[.D127]*IF(EXACT(&quot;ms&quot;;TRIM([.E127]));1000;IF(EXACT(&quot;ns&quot;;TRIM([.E127]));0.001;1))" office:value-type="float" office:value="7.382288">
            <text:p>7.38</text:p>
          </table:table-cell>
          <table:table-cell/>
          <table:table-cell table:formula="of:=[.G127]/[.E4]" office:value-type="float" office:value="0.0288370625">
            <text:p>0.02883706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list</text:p>
          </table:table-cell>
          <table:table-cell office:value-type="float" office:value="512">
            <text:p>512</text:p>
          </table:table-cell>
          <table:table-cell office:value-type="float" office:value="15.69091">
            <text:p>15.69091</text:p>
          </table:table-cell>
          <table:table-cell office:value-type="string">
            <text:p><text:s/>us</text:p>
          </table:table-cell>
          <table:table-cell/>
          <table:table-cell table:style-name="ce1" table:formula="of:=[.D128]*IF(EXACT(&quot;ms&quot;;TRIM([.E128]));1000;IF(EXACT(&quot;ns&quot;;TRIM([.E128]));0.001;1))" office:value-type="float" office:value="15.69091">
            <text:p>15.69</text:p>
          </table:table-cell>
          <table:table-cell/>
          <table:table-cell table:formula="of:=[.G128]/[.E5]" office:value-type="float" office:value="0.03064630859375">
            <text:p>0.03064630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list</text:p>
          </table:table-cell>
          <table:table-cell office:value-type="float" office:value="1024">
            <text:p>1024</text:p>
          </table:table-cell>
          <table:table-cell office:value-type="float" office:value="29.86652">
            <text:p>29.86652</text:p>
          </table:table-cell>
          <table:table-cell office:value-type="string">
            <text:p><text:s/>us</text:p>
          </table:table-cell>
          <table:table-cell/>
          <table:table-cell table:style-name="ce1" table:formula="of:=[.D129]*IF(EXACT(&quot;ms&quot;;TRIM([.E129]));1000;IF(EXACT(&quot;ns&quot;;TRIM([.E129]));0.001;1))" office:value-type="float" office:value="29.86652">
            <text:p>29.87</text:p>
          </table:table-cell>
          <table:table-cell/>
          <table:table-cell table:formula="of:=[.G129]/[.E6]" office:value-type="float" office:value="0.0291665234375">
            <text:p>0.029166523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list</text:p>
          </table:table-cell>
          <table:table-cell office:value-type="float" office:value="2048">
            <text:p>2048</text:p>
          </table:table-cell>
          <table:table-cell office:value-type="float" office:value="74.43887">
            <text:p>74.43887</text:p>
          </table:table-cell>
          <table:table-cell office:value-type="string">
            <text:p><text:s/>us</text:p>
          </table:table-cell>
          <table:table-cell/>
          <table:table-cell table:style-name="ce1" table:formula="of:=[.D130]*IF(EXACT(&quot;ms&quot;;TRIM([.E130]));1000;IF(EXACT(&quot;ns&quot;;TRIM([.E130]));0.001;1))" office:value-type="float" office:value="74.43887">
            <text:p>74.44</text:p>
          </table:table-cell>
          <table:table-cell/>
          <table:table-cell table:formula="of:=[.G130]/[.E7]" office:value-type="float" office:value="0.0363471044921875">
            <text:p>0.03634710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list</text:p>
          </table:table-cell>
          <table:table-cell office:value-type="float" office:value="4096">
            <text:p>4096</text:p>
          </table:table-cell>
          <table:table-cell office:value-type="float" office:value="160.0216">
            <text:p>160.0216</text:p>
          </table:table-cell>
          <table:table-cell office:value-type="string">
            <text:p><text:s/>us</text:p>
          </table:table-cell>
          <table:table-cell/>
          <table:table-cell table:style-name="ce1" table:formula="of:=[.D131]*IF(EXACT(&quot;ms&quot;;TRIM([.E131]));1000;IF(EXACT(&quot;ns&quot;;TRIM([.E131]));0.001;1))" office:value-type="float" office:value="160.0216">
            <text:p>160.02</text:p>
          </table:table-cell>
          <table:table-cell/>
          <table:table-cell table:formula="of:=[.G131]/[.E8]" office:value-type="float" office:value="0.0390677734375">
            <text:p>0.0390677734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lete-pair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128">
            <text:p>128</text:p>
          </table:table-cell>
          <table:table-cell office:value-type="float" office:value="4.599943">
            <text:p>4.599943</text:p>
          </table:table-cell>
          <table:table-cell office:value-type="string">
            <text:p><text:s/>us</text:p>
          </table:table-cell>
          <table:table-cell/>
          <table:table-cell table:style-name="ce1" table:formula="of:=[.D139]*IF(EXACT(&quot;ms&quot;;TRIM([.E139]));1000;IF(EXACT(&quot;ns&quot;;TRIM([.E139]));0.001;1))" office:value-type="float" office:value="4.599943">
            <text:p>4.60</text:p>
          </table:table-cell>
          <table:table-cell/>
          <table:table-cell table:formula="of:=[.G139]/[.E3]" office:value-type="float" office:value="0.0359370546875">
            <text:p>0.0359370547</text:p>
          </table:table-cell>
          <table:table-cell/>
          <table:table-cell office:value-type="string">
            <text:p>amortized constant time?</text:p>
          </table:table-cell>
          <table:table-cell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256">
            <text:p>256</text:p>
          </table:table-cell>
          <table:table-cell office:value-type="float" office:value="9.80286">
            <text:p>9.80286</text:p>
          </table:table-cell>
          <table:table-cell office:value-type="string">
            <text:p><text:s/>us</text:p>
          </table:table-cell>
          <table:table-cell/>
          <table:table-cell table:style-name="ce1" table:formula="of:=[.D140]*IF(EXACT(&quot;ms&quot;;TRIM([.E140]));1000;IF(EXACT(&quot;ns&quot;;TRIM([.E140]));0.001;1))" office:value-type="float" office:value="9.80286">
            <text:p>9.80</text:p>
          </table:table-cell>
          <table:table-cell/>
          <table:table-cell table:formula="of:=[.G140]/[.E4]" office:value-type="float" office:value="0.038292421875">
            <text:p>0.038292421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512">
            <text:p>512</text:p>
          </table:table-cell>
          <table:table-cell office:value-type="float" office:value="21.74229">
            <text:p>21.74229</text:p>
          </table:table-cell>
          <table:table-cell office:value-type="string">
            <text:p><text:s/>us</text:p>
          </table:table-cell>
          <table:table-cell/>
          <table:table-cell table:style-name="ce1" table:formula="of:=[.D141]*IF(EXACT(&quot;ms&quot;;TRIM([.E141]));1000;IF(EXACT(&quot;ns&quot;;TRIM([.E141]));0.001;1))" office:value-type="float" office:value="21.74229">
            <text:p>21.74</text:p>
          </table:table-cell>
          <table:table-cell/>
          <table:table-cell table:formula="of:=[.G141]/[.E5]" office:value-type="float" office:value="0.04246541015625">
            <text:p>0.042465410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1024">
            <text:p>1024</text:p>
          </table:table-cell>
          <table:table-cell office:value-type="float" office:value="48.91669">
            <text:p>48.91669</text:p>
          </table:table-cell>
          <table:table-cell office:value-type="string">
            <text:p><text:s/>us</text:p>
          </table:table-cell>
          <table:table-cell/>
          <table:table-cell table:style-name="ce1" table:formula="of:=[.D142]*IF(EXACT(&quot;ms&quot;;TRIM([.E142]));1000;IF(EXACT(&quot;ns&quot;;TRIM([.E142]));0.001;1))" office:value-type="float" office:value="48.91669">
            <text:p>48.92</text:p>
          </table:table-cell>
          <table:table-cell/>
          <table:table-cell table:formula="of:=[.G142]/[.E6]" office:value-type="float" office:value="0.047770205078125">
            <text:p>0.047770205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2048">
            <text:p>2048</text:p>
          </table:table-cell>
          <table:table-cell office:value-type="float" office:value="125.3615">
            <text:p>125.3615</text:p>
          </table:table-cell>
          <table:table-cell office:value-type="string">
            <text:p><text:s/>us</text:p>
          </table:table-cell>
          <table:table-cell/>
          <table:table-cell table:style-name="ce1" table:formula="of:=[.D143]*IF(EXACT(&quot;ms&quot;;TRIM([.E143]));1000;IF(EXACT(&quot;ns&quot;;TRIM([.E143]));0.001;1))" office:value-type="float" office:value="125.3615">
            <text:p>125.36</text:p>
          </table:table-cell>
          <table:table-cell/>
          <table:table-cell table:formula="of:=[.G143]/[.E7]" office:value-type="float" office:value="0.061211669921875">
            <text:p>0.061211669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4096">
            <text:p>4096</text:p>
          </table:table-cell>
          <table:table-cell office:value-type="float" office:value="327.4382">
            <text:p>327.4382</text:p>
          </table:table-cell>
          <table:table-cell office:value-type="string">
            <text:p><text:s/>us</text:p>
          </table:table-cell>
          <table:table-cell/>
          <table:table-cell table:style-name="ce1" table:formula="of:=[.D144]*IF(EXACT(&quot;ms&quot;;TRIM([.E144]));1000;IF(EXACT(&quot;ns&quot;;TRIM([.E144]));0.001;1))" office:value-type="float" office:value="327.4382">
            <text:p>327.44</text:p>
          </table:table-cell>
          <table:table-cell/>
          <table:table-cell table:formula="of:=[.G144]/[.E8]" office:value-type="float" office:value="0.079940966796875">
            <text:p>0.07994096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8192">
            <text:p>8192</text:p>
          </table:table-cell>
          <table:table-cell office:value-type="float" office:value="1.230073">
            <text:p>1.230073</text:p>
          </table:table-cell>
          <table:table-cell office:value-type="string">
            <text:p><text:s/>ms</text:p>
          </table:table-cell>
          <table:table-cell/>
          <table:table-cell table:style-name="ce1" table:formula="of:=[.D145]*IF(EXACT(&quot;ms&quot;;TRIM([.E145]));1000;IF(EXACT(&quot;ns&quot;;TRIM([.E145]));0.001;1))" office:value-type="float" office:value="1230.073">
            <text:p>1230.07</text:p>
          </table:table-cell>
          <table:table-cell/>
          <table:table-cell table:formula="of:=[.G145]/[.E9]" office:value-type="float" office:value="0.150155395507812">
            <text:p>0.15015539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16384">
            <text:p>16384</text:p>
          </table:table-cell>
          <table:table-cell office:value-type="float" office:value="2.923908">
            <text:p>2.923908</text:p>
          </table:table-cell>
          <table:table-cell office:value-type="string">
            <text:p><text:s/>ms</text:p>
          </table:table-cell>
          <table:table-cell/>
          <table:table-cell table:style-name="ce1" table:formula="of:=[.D146]*IF(EXACT(&quot;ms&quot;;TRIM([.E146]));1000;IF(EXACT(&quot;ns&quot;;TRIM([.E146]));0.001;1))" office:value-type="float" office:value="2923.908">
            <text:p>2923.91</text:p>
          </table:table-cell>
          <table:table-cell/>
          <table:table-cell table:formula="of:=[.G146]/[.E10]" office:value-type="float" office:value="0.178461181640625">
            <text:p>0.17846118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32768">
            <text:p>32768</text:p>
          </table:table-cell>
          <table:table-cell office:value-type="float" office:value="10.39987">
            <text:p>10.39987</text:p>
          </table:table-cell>
          <table:table-cell office:value-type="string">
            <text:p><text:s/>ms</text:p>
          </table:table-cell>
          <table:table-cell/>
          <table:table-cell table:style-name="ce1" table:formula="of:=[.D147]*IF(EXACT(&quot;ms&quot;;TRIM([.E147]));1000;IF(EXACT(&quot;ns&quot;;TRIM([.E147]));0.001;1))" office:value-type="float" office:value="10399.87">
            <text:p>10399.87</text:p>
          </table:table-cell>
          <table:table-cell/>
          <table:table-cell table:formula="of:=[.G147]/[.E11]" office:value-type="float" office:value="0.317378845214844">
            <text:p>0.317378845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65536">
            <text:p>65536</text:p>
          </table:table-cell>
          <table:table-cell office:value-type="float" office:value="23.09963">
            <text:p>23.09963</text:p>
          </table:table-cell>
          <table:table-cell office:value-type="string">
            <text:p><text:s/>ms</text:p>
          </table:table-cell>
          <table:table-cell/>
          <table:table-cell table:style-name="ce1" table:formula="of:=[.D148]*IF(EXACT(&quot;ms&quot;;TRIM([.E148]));1000;IF(EXACT(&quot;ns&quot;;TRIM([.E148]));0.001;1))" office:value-type="float" office:value="23099.63">
            <text:p>23099.63</text:p>
          </table:table-cell>
          <table:table-cell/>
          <table:table-cell table:formula="of:=[.G148]/[.E12]" office:value-type="float" office:value="0.352472381591797">
            <text:p>0.35247238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</text:p>
          </table:table-cell>
          <table:table-cell office:value-type="float" office:value="131072">
            <text:p>131072</text:p>
          </table:table-cell>
          <table:table-cell office:value-type="float" office:value="47.37532">
            <text:p>47.37532</text:p>
          </table:table-cell>
          <table:table-cell office:value-type="string">
            <text:p><text:s/>ms</text:p>
          </table:table-cell>
          <table:table-cell/>
          <table:table-cell table:style-name="ce1" table:formula="of:=[.D149]*IF(EXACT(&quot;ms&quot;;TRIM([.E149]));1000;IF(EXACT(&quot;ns&quot;;TRIM([.E149]));0.001;1))" office:value-type="float" office:value="47375.32">
            <text:p>47375.32</text:p>
          </table:table-cell>
          <table:table-cell/>
          <table:table-cell table:formula="of:=[.G149]/[.E13]" office:value-type="float" office:value="0.361445007324219">
            <text:p>0.361445007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lete-triple 128-16384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128">
            <text:p>128</text:p>
          </table:table-cell>
          <table:table-cell office:value-type="float" office:value="3.553981">
            <text:p>3.553981</text:p>
          </table:table-cell>
          <table:table-cell office:value-type="string">
            <text:p><text:s/>us</text:p>
          </table:table-cell>
          <table:table-cell/>
          <table:table-cell table:style-name="ce1" table:formula="of:=[.D154]*IF(EXACT(&quot;ms&quot;;TRIM([.E154]));1000;IF(EXACT(&quot;ns&quot;;TRIM([.E154]));0.001;1))" office:value-type="float" office:value="3.553981">
            <text:p>3.55</text:p>
          </table:table-cell>
          <table:table-cell/>
          <table:table-cell table:formula="of:=[.G154]/[.E3]" office:value-type="float" office:value="0.0277654765625">
            <text:p>0.0277654766</text:p>
          </table:table-cell>
          <table:table-cell/>
          <table:table-cell office:value-type="string">
            <text:p>should be constant worst case</text:p>
          </table:table-cell>
          <table:table-cell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256">
            <text:p>256</text:p>
          </table:table-cell>
          <table:table-cell office:value-type="float" office:value="7.242486">
            <text:p>7.242486</text:p>
          </table:table-cell>
          <table:table-cell office:value-type="string">
            <text:p><text:s/>us</text:p>
          </table:table-cell>
          <table:table-cell/>
          <table:table-cell table:style-name="ce1" table:formula="of:=[.D155]*IF(EXACT(&quot;ms&quot;;TRIM([.E155]));1000;IF(EXACT(&quot;ns&quot;;TRIM([.E155]));0.001;1))" office:value-type="float" office:value="7.242486">
            <text:p>7.24</text:p>
          </table:table-cell>
          <table:table-cell/>
          <table:table-cell table:formula="of:=[.G155]/[.E4]" office:value-type="float" office:value="0.0282909609375">
            <text:p>0.028290960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512">
            <text:p>512</text:p>
          </table:table-cell>
          <table:table-cell office:value-type="float" office:value="15.3033">
            <text:p>15.3033</text:p>
          </table:table-cell>
          <table:table-cell office:value-type="string">
            <text:p><text:s/>us</text:p>
          </table:table-cell>
          <table:table-cell/>
          <table:table-cell table:style-name="ce1" table:formula="of:=[.D156]*IF(EXACT(&quot;ms&quot;;TRIM([.E156]));1000;IF(EXACT(&quot;ns&quot;;TRIM([.E156]));0.001;1))" office:value-type="float" office:value="15.3033">
            <text:p>15.30</text:p>
          </table:table-cell>
          <table:table-cell/>
          <table:table-cell table:formula="of:=[.G156]/[.E5]" office:value-type="float" office:value="0.0298892578125">
            <text:p>0.029889257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1024">
            <text:p>1024</text:p>
          </table:table-cell>
          <table:table-cell office:value-type="float" office:value="33.49563">
            <text:p>33.49563</text:p>
          </table:table-cell>
          <table:table-cell office:value-type="string">
            <text:p><text:s/>us</text:p>
          </table:table-cell>
          <table:table-cell/>
          <table:table-cell table:style-name="ce1" table:formula="of:=[.D157]*IF(EXACT(&quot;ms&quot;;TRIM([.E157]));1000;IF(EXACT(&quot;ns&quot;;TRIM([.E157]));0.001;1))" office:value-type="float" office:value="33.49563">
            <text:p>33.50</text:p>
          </table:table-cell>
          <table:table-cell/>
          <table:table-cell table:formula="of:=[.G157]/[.E6]" office:value-type="float" office:value="0.032710576171875">
            <text:p>0.032710576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2048">
            <text:p>2048</text:p>
          </table:table-cell>
          <table:table-cell office:value-type="float" office:value="86.84018">
            <text:p>86.84018</text:p>
          </table:table-cell>
          <table:table-cell office:value-type="string">
            <text:p><text:s/>us</text:p>
          </table:table-cell>
          <table:table-cell/>
          <table:table-cell table:style-name="ce1" table:formula="of:=[.D158]*IF(EXACT(&quot;ms&quot;;TRIM([.E158]));1000;IF(EXACT(&quot;ns&quot;;TRIM([.E158]));0.001;1))" office:value-type="float" office:value="86.84018">
            <text:p>86.84</text:p>
          </table:table-cell>
          <table:table-cell/>
          <table:table-cell table:formula="of:=[.G158]/[.E7]" office:value-type="float" office:value="0.042402431640625">
            <text:p>0.04240243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4096">
            <text:p>4096</text:p>
          </table:table-cell>
          <table:table-cell office:value-type="float" office:value="203.886">
            <text:p>203.886</text:p>
          </table:table-cell>
          <table:table-cell office:value-type="string">
            <text:p><text:s/>us</text:p>
          </table:table-cell>
          <table:table-cell/>
          <table:table-cell table:style-name="ce1" table:formula="of:=[.D159]*IF(EXACT(&quot;ms&quot;;TRIM([.E159]));1000;IF(EXACT(&quot;ns&quot;;TRIM([.E159]));0.001;1))" office:value-type="float" office:value="203.886">
            <text:p>203.89</text:p>
          </table:table-cell>
          <table:table-cell/>
          <table:table-cell table:formula="of:=[.G159]/[.E8]" office:value-type="float" office:value="0.04977685546875">
            <text:p>0.04977685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8192">
            <text:p>8192</text:p>
          </table:table-cell>
          <table:table-cell office:value-type="float" office:value="517.1743">
            <text:p>517.1743</text:p>
          </table:table-cell>
          <table:table-cell office:value-type="string">
            <text:p><text:s/>us</text:p>
          </table:table-cell>
          <table:table-cell/>
          <table:table-cell table:style-name="ce1" table:formula="of:=[.D160]*IF(EXACT(&quot;ms&quot;;TRIM([.E160]));1000;IF(EXACT(&quot;ns&quot;;TRIM([.E160]));0.001;1))" office:value-type="float" office:value="517.1743">
            <text:p>517.17</text:p>
          </table:table-cell>
          <table:table-cell/>
          <table:table-cell table:formula="of:=[.G160]/[.E9]" office:value-type="float" office:value="0.0631316284179688">
            <text:p>0.063131628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16384">
            <text:p>16384</text:p>
          </table:table-cell>
          <table:table-cell office:value-type="float" office:value="1.395635">
            <text:p>1.395635</text:p>
          </table:table-cell>
          <table:table-cell office:value-type="string">
            <text:p><text:s/>ms</text:p>
          </table:table-cell>
          <table:table-cell/>
          <table:table-cell table:style-name="ce1" table:formula="of:=[.D161]*IF(EXACT(&quot;ms&quot;;TRIM([.E161]));1000;IF(EXACT(&quot;ns&quot;;TRIM([.E161]));0.001;1))" office:value-type="float" office:value="1395.635">
            <text:p>1395.64</text:p>
          </table:table-cell>
          <table:table-cell/>
          <table:table-cell table:formula="of:=[.G161]/[.E10]" office:value-type="float" office:value="0.0851828002929688">
            <text:p>0.08518280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32768">
            <text:p>32768</text:p>
          </table:table-cell>
          <table:table-cell office:value-type="float" office:value="4.031977">
            <text:p>4.031977</text:p>
          </table:table-cell>
          <table:table-cell office:value-type="string">
            <text:p><text:s/>ms</text:p>
          </table:table-cell>
          <table:table-cell/>
          <table:table-cell table:style-name="ce1" table:formula="of:=[.D162]*IF(EXACT(&quot;ms&quot;;TRIM([.E162]));1000;IF(EXACT(&quot;ns&quot;;TRIM([.E162]));0.001;1))" office:value-type="float" office:value="4031.977">
            <text:p>4031.98</text:p>
          </table:table-cell>
          <table:table-cell/>
          <table:table-cell table:formula="of:=[.G162]/[.E11]" office:value-type="float" office:value="0.123046173095703">
            <text:p>0.123046173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65536">
            <text:p>65536</text:p>
          </table:table-cell>
          <table:table-cell office:value-type="float" office:value="9.657385">
            <text:p>9.657385</text:p>
          </table:table-cell>
          <table:table-cell office:value-type="string">
            <text:p><text:s/>ms</text:p>
          </table:table-cell>
          <table:table-cell/>
          <table:table-cell table:style-name="ce1" table:formula="of:=[.D163]*IF(EXACT(&quot;ms&quot;;TRIM([.E163]));1000;IF(EXACT(&quot;ns&quot;;TRIM([.E163]));0.001;1))" office:value-type="float" office:value="9657.385">
            <text:p>9657.39</text:p>
          </table:table-cell>
          <table:table-cell/>
          <table:table-cell table:formula="of:=[.G163]/[.E12]" office:value-type="float" office:value="0.147360000610352">
            <text:p>0.14736000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</text:p>
          </table:table-cell>
          <table:table-cell office:value-type="float" office:value="131072">
            <text:p>131072</text:p>
          </table:table-cell>
          <table:table-cell office:value-type="float" office:value="20.12532">
            <text:p>20.12532</text:p>
          </table:table-cell>
          <table:table-cell office:value-type="string">
            <text:p><text:s/>ms</text:p>
          </table:table-cell>
          <table:table-cell/>
          <table:table-cell table:style-name="ce1" table:formula="of:=[.D164]*IF(EXACT(&quot;ms&quot;;TRIM([.E164]));1000;IF(EXACT(&quot;ns&quot;;TRIM([.E164]));0.001;1))" office:value-type="float" office:value="20125.32">
            <text:p>20125.32</text:p>
          </table:table-cell>
          <table:table-cell/>
          <table:table-cell table:formula="of:=[.G164]/[.E13]" office:value-type="float" office:value="0.153544006347656">
            <text:p>0.153544006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lete-const 128-16384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128">
            <text:p>128</text:p>
          </table:table-cell>
          <table:table-cell office:value-type="float" office:value="58.03464">
            <text:p>58.03464</text:p>
          </table:table-cell>
          <table:table-cell office:value-type="string">
            <text:p><text:s/>us</text:p>
          </table:table-cell>
          <table:table-cell/>
          <table:table-cell table:style-name="ce1" table:formula="of:=[.D170]*IF(EXACT(&quot;ms&quot;;TRIM([.E170]));1000;IF(EXACT(&quot;ns&quot;;TRIM([.E170]));0.001;1))" office:value-type="float" office:value="58.03464">
            <text:p>58.03</text:p>
          </table:table-cell>
          <table:table-cell/>
          <table:table-cell table:formula="of:=[.G170]/[.E3]" office:value-type="float" office:value="0.453395625">
            <text:p>0.453395625</text:p>
          </table:table-cell>
          <table:table-cell/>
          <table:table-cell office:value-type="string">
            <text:p>guarenteed constant deletoin time.</text:p>
          </table:table-cell>
          <table:table-cell/>
        </table:table-row>
        <table:table-row table:style-name="ro1">
          <table:table-cell/>
          <table:table-cell office:value-type="string">
            <text:p>delete-const</text:p>
          </table:table-cell>
          <table:table-cell office:value-type="float" office:value="256">
            <text:p>256</text:p>
          </table:table-cell>
          <table:table-cell office:value-type="float" office:value="113.2874">
            <text:p>113.2874</text:p>
          </table:table-cell>
          <table:table-cell office:value-type="string">
            <text:p><text:s/>us</text:p>
          </table:table-cell>
          <table:table-cell/>
          <table:table-cell table:style-name="ce1" table:formula="of:=[.D171]*IF(EXACT(&quot;ms&quot;;TRIM([.E171]));1000;IF(EXACT(&quot;ns&quot;;TRIM([.E171]));0.001;1))" office:value-type="float" office:value="113.2874">
            <text:p>113.29</text:p>
          </table:table-cell>
          <table:table-cell/>
          <table:table-cell table:formula="of:=[.G171]/[.E4]" office:value-type="float" office:value="0.44252890625">
            <text:p>0.442528906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const</text:p>
          </table:table-cell>
          <table:table-cell office:value-type="float" office:value="512">
            <text:p>512</text:p>
          </table:table-cell>
          <table:table-cell office:value-type="float" office:value="245.2532">
            <text:p>245.2532</text:p>
          </table:table-cell>
          <table:table-cell office:value-type="string">
            <text:p><text:s/>us</text:p>
          </table:table-cell>
          <table:table-cell/>
          <table:table-cell table:style-name="ce1" table:formula="of:=[.D172]*IF(EXACT(&quot;ms&quot;;TRIM([.E172]));1000;IF(EXACT(&quot;ns&quot;;TRIM([.E172]));0.001;1))" office:value-type="float" office:value="245.2532">
            <text:p>245.25</text:p>
          </table:table-cell>
          <table:table-cell/>
          <table:table-cell table:formula="of:=[.G172]/[.E5]" office:value-type="float" office:value="0.47901015625">
            <text:p>0.479010156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const</text:p>
          </table:table-cell>
          <table:table-cell office:value-type="float" office:value="1024">
            <text:p>1024</text:p>
          </table:table-cell>
          <table:table-cell office:value-type="float" office:value="700.7265">
            <text:p>700.7265</text:p>
          </table:table-cell>
          <table:table-cell office:value-type="string">
            <text:p><text:s/>us</text:p>
          </table:table-cell>
          <table:table-cell/>
          <table:table-cell table:style-name="ce1" table:formula="of:=[.D173]*IF(EXACT(&quot;ms&quot;;TRIM([.E173]));1000;IF(EXACT(&quot;ns&quot;;TRIM([.E173]));0.001;1))" office:value-type="float" office:value="700.7265">
            <text:p>700.73</text:p>
          </table:table-cell>
          <table:table-cell/>
          <table:table-cell table:formula="of:=[.G173]/[.E6]" office:value-type="float" office:value="0.68430322265625">
            <text:p>0.68430322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const</text:p>
          </table:table-cell>
          <table:table-cell office:value-type="float" office:value="2048">
            <text:p>2048</text:p>
          </table:table-cell>
          <table:table-cell office:value-type="float" office:value="1.725709">
            <text:p>1.725709</text:p>
          </table:table-cell>
          <table:table-cell office:value-type="string">
            <text:p><text:s/>ms</text:p>
          </table:table-cell>
          <table:table-cell/>
          <table:table-cell table:style-name="ce1" table:formula="of:=[.D174]*IF(EXACT(&quot;ms&quot;;TRIM([.E174]));1000;IF(EXACT(&quot;ns&quot;;TRIM([.E174]));0.001;1))" office:value-type="float" office:value="1725.709">
            <text:p>1725.71</text:p>
          </table:table-cell>
          <table:table-cell/>
          <table:table-cell table:formula="of:=[.G174]/[.E7]" office:value-type="float" office:value="0.84263134765625">
            <text:p>0.842631347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4096">
            <text:p>4096</text:p>
          </table:table-cell>
          <table:table-cell office:value-type="float" office:value="4.162346">
            <text:p>4.162346</text:p>
          </table:table-cell>
          <table:table-cell office:value-type="string">
            <text:p><text:s/>ms</text:p>
          </table:table-cell>
          <table:table-cell/>
          <table:table-cell table:style-name="ce1" table:formula="of:=[.D175]*IF(EXACT(&quot;ms&quot;;TRIM([.E175]));1000;IF(EXACT(&quot;ns&quot;;TRIM([.E175]));0.001;1))" office:value-type="float" office:value="4162.346">
            <text:p>4162.35</text:p>
          </table:table-cell>
          <table:table-cell/>
          <table:table-cell table:formula="of:=[.G175]/[.E8]" office:value-type="float" office:value="1.01619775390625">
            <text:p>1.016197753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8192">
            <text:p>8192</text:p>
          </table:table-cell>
          <table:table-cell office:value-type="float" office:value="8.592629">
            <text:p>8.592629</text:p>
          </table:table-cell>
          <table:table-cell office:value-type="string">
            <text:p><text:s/>ms</text:p>
          </table:table-cell>
          <table:table-cell/>
          <table:table-cell table:style-name="ce1" table:formula="of:=[.D176]*IF(EXACT(&quot;ms&quot;;TRIM([.E176]));1000;IF(EXACT(&quot;ns&quot;;TRIM([.E176]));0.001;1))" office:value-type="float" office:value="8592.629">
            <text:p>8592.63</text:p>
          </table:table-cell>
          <table:table-cell/>
          <table:table-cell table:formula="of:=[.G176]/[.E9]" office:value-type="float" office:value="1.04890490722656">
            <text:p>1.048904907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16384">
            <text:p>16384</text:p>
          </table:table-cell>
          <table:table-cell office:value-type="float" office:value="18.62314">
            <text:p>18.62314</text:p>
          </table:table-cell>
          <table:table-cell office:value-type="string">
            <text:p><text:s/>ms</text:p>
          </table:table-cell>
          <table:table-cell/>
          <table:table-cell table:style-name="ce1" table:formula="of:=[.D177]*IF(EXACT(&quot;ms&quot;;TRIM([.E177]));1000;IF(EXACT(&quot;ns&quot;;TRIM([.E177]));0.001;1))" office:value-type="float" office:value="18623.14">
            <text:p>18623.14</text:p>
          </table:table-cell>
          <table:table-cell/>
          <table:table-cell table:formula="of:=[.G177]/[.E10]" office:value-type="float" office:value="1.13666625976563">
            <text:p>1.136666259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32768">
            <text:p>32768</text:p>
          </table:table-cell>
          <table:table-cell office:value-type="float" office:value="37.1293">
            <text:p>37.1293</text:p>
          </table:table-cell>
          <table:table-cell office:value-type="string">
            <text:p><text:s/>ms</text:p>
          </table:table-cell>
          <table:table-cell/>
          <table:table-cell table:style-name="ce1" table:formula="of:=[.D178]*IF(EXACT(&quot;ms&quot;;TRIM([.E178]));1000;IF(EXACT(&quot;ns&quot;;TRIM([.E178]));0.001;1))" office:value-type="float" office:value="37129.3">
            <text:p>37129.30</text:p>
          </table:table-cell>
          <table:table-cell/>
          <table:table-cell table:formula="of:=[.G178]/[.E11]" office:value-type="float" office:value="1.13309631347656">
            <text:p>1.133096313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65536">
            <text:p>65536</text:p>
          </table:table-cell>
          <table:table-cell office:value-type="float" office:value="74.11926">
            <text:p>74.11926</text:p>
          </table:table-cell>
          <table:table-cell office:value-type="string">
            <text:p><text:s/>ms</text:p>
          </table:table-cell>
          <table:table-cell/>
          <table:table-cell table:style-name="ce1" table:formula="of:=[.D179]*IF(EXACT(&quot;ms&quot;;TRIM([.E179]));1000;IF(EXACT(&quot;ns&quot;;TRIM([.E179]));0.001;1))" office:value-type="float" office:value="74119.26">
            <text:p>74119.26</text:p>
          </table:table-cell>
          <table:table-cell/>
          <table:table-cell table:formula="of:=[.G179]/[.E12]" office:value-type="float" office:value="1.13097015380859">
            <text:p>1.130970153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</text:p>
          </table:table-cell>
          <table:table-cell office:value-type="float" office:value="131072">
            <text:p>131072</text:p>
          </table:table-cell>
          <table:table-cell office:value-type="float" office:value="157.057">
            <text:p>157.057</text:p>
          </table:table-cell>
          <table:table-cell office:value-type="string">
            <text:p><text:s/>ms</text:p>
          </table:table-cell>
          <table:table-cell/>
          <table:table-cell table:style-name="ce1" table:formula="of:=[.D180]*IF(EXACT(&quot;ms&quot;;TRIM([.E180]));1000;IF(EXACT(&quot;ns&quot;;TRIM([.E180]));0.001;1))" office:value-type="float" office:value="157057">
            <text:p>157057.00</text:p>
          </table:table-cell>
          <table:table-cell/>
          <table:table-cell table:formula="of:=[.G180]/[.E13]" office:value-type="float" office:value="1.19824981689453">
            <text:p>1.1982498169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lete-list-repeat 128-4096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>
            <text:p>delete-list-repeat</text:p>
          </table:table-cell>
          <table:table-cell office:value-type="float" office:value="128">
            <text:p>128</text:p>
          </table:table-cell>
          <table:table-cell office:value-type="float" office:value="62.35046">
            <text:p>62.35046</text:p>
          </table:table-cell>
          <table:table-cell office:value-type="string">
            <text:p><text:s/>ns</text:p>
          </table:table-cell>
          <table:table-cell/>
          <table:table-cell table:style-name="ce1" table:formula="of:=[.D185]*IF(EXACT(&quot;ms&quot;;TRIM([.E185]));1000;IF(EXACT(&quot;ns&quot;;TRIM([.E185]));0.001;1))" office:value-type="float" office:value="0.06235046">
            <text:p>0.06</text:p>
          </table:table-cell>
          <table:table-cell/>
          <table:table-cell office:value-type="string">
            <text:p>this is consta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list-repeat</text:p>
          </table:table-cell>
          <table:table-cell office:value-type="float" office:value="256">
            <text:p>256</text:p>
          </table:table-cell>
          <table:table-cell office:value-type="float" office:value="62.59431">
            <text:p>62.59431</text:p>
          </table:table-cell>
          <table:table-cell office:value-type="string">
            <text:p><text:s/>ns</text:p>
          </table:table-cell>
          <table:table-cell/>
          <table:table-cell table:style-name="ce1" table:formula="of:=[.D186]*IF(EXACT(&quot;ms&quot;;TRIM([.E186]));1000;IF(EXACT(&quot;ns&quot;;TRIM([.E186]));0.001;1))" office:value-type="float" office:value="0.06259431">
            <text:p>0.0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list-repeat</text:p>
          </table:table-cell>
          <table:table-cell office:value-type="float" office:value="512">
            <text:p>512</text:p>
          </table:table-cell>
          <table:table-cell office:value-type="float" office:value="62.29062">
            <text:p>62.29062</text:p>
          </table:table-cell>
          <table:table-cell office:value-type="string">
            <text:p><text:s/>ns</text:p>
          </table:table-cell>
          <table:table-cell/>
          <table:table-cell table:style-name="ce1" table:formula="of:=[.D187]*IF(EXACT(&quot;ms&quot;;TRIM([.E187]));1000;IF(EXACT(&quot;ns&quot;;TRIM([.E187]));0.001;1))" office:value-type="float" office:value="0.06229062">
            <text:p>0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lete-list-repeat</text:p>
          </table:table-cell>
          <table:table-cell office:value-type="float" office:value="1024">
            <text:p>1024</text:p>
          </table:table-cell>
          <table:table-cell office:value-type="float" office:value="4.21268">
            <text:p>4.21268</text:p>
          </table:table-cell>
          <table:table-cell office:value-type="string">
            <text:p><text:s/>us</text:p>
          </table:table-cell>
          <table:table-cell/>
          <table:table-cell table:style-name="ce1" table:formula="of:=[.D188]*IF(EXACT(&quot;ms&quot;;TRIM([.E188]));1000;IF(EXACT(&quot;ns&quot;;TRIM([.E188]));0.001;1))" office:value-type="float" office:value="4.21268">
            <text:p>4.21</text:p>
          </table:table-cell>
          <table:table-cell/>
          <table:table-cell office:value-type="string">
            <text:p>this is... not?</text:p>
          </table:table-cell>
          <table:table-cell office:value-type="string">
            <text:p>maybe cache stuff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-list-repeat</text:p>
          </table:table-cell>
          <table:table-cell office:value-type="float" office:value="2048">
            <text:p>2048</text:p>
          </table:table-cell>
          <table:table-cell office:value-type="float" office:value="4.498783">
            <text:p>4.498783</text:p>
          </table:table-cell>
          <table:table-cell office:value-type="string">
            <text:p><text:s/>us</text:p>
          </table:table-cell>
          <table:table-cell/>
          <table:table-cell table:style-name="ce1" table:formula="of:=[.D189]*IF(EXACT(&quot;ms&quot;;TRIM([.E189]));1000;IF(EXACT(&quot;ns&quot;;TRIM([.E189]));0.001;1))" office:value-type="float" office:value="4.498783">
            <text:p>4.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lete-list-repeat</text:p>
          </table:table-cell>
          <table:table-cell office:value-type="float" office:value="4096">
            <text:p>4096</text:p>
          </table:table-cell>
          <table:table-cell office:value-type="float" office:value="5.974594">
            <text:p>5.974594</text:p>
          </table:table-cell>
          <table:table-cell office:value-type="string">
            <text:p><text:s/>us</text:p>
          </table:table-cell>
          <table:table-cell/>
          <table:table-cell table:style-name="ce1" table:formula="of:=[.D190]*IF(EXACT(&quot;ms&quot;;TRIM([.E190]));1000;IF(EXACT(&quot;ns&quot;;TRIM([.E190]));0.001;1))" office:value-type="float" office:value="5.974594">
            <text:p>5.97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lete-pair-repeat 128-16384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delete-pair-repeat</text:p>
          </table:table-cell>
          <table:table-cell office:value-type="float" office:value="128">
            <text:p>128</text:p>
          </table:table-cell>
          <table:table-cell office:value-type="float" office:value="880.3995">
            <text:p>880.3995</text:p>
          </table:table-cell>
          <table:table-cell office:value-type="string">
            <text:p><text:s/>ns</text:p>
          </table:table-cell>
          <table:table-cell/>
          <table:table-cell table:style-name="ce1" table:formula="of:=[.D199]*IF(EXACT(&quot;ms&quot;;TRIM([.E199]));1000;IF(EXACT(&quot;ns&quot;;TRIM([.E199]));0.001;1))" office:value-type="float" office:value="0.8803995">
            <text:p>0.88</text:p>
          </table:table-cell>
          <table:table-cell/>
          <table:table-cell table:formula="of:=[.G199]/[.E3]" office:value-type="float" office:value="0.00687812109375">
            <text:p>0.0068781211</text:p>
          </table:table-cell>
          <table:table-cell office:value-type="string">
            <text:p>these deletions may take n time, worst case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256">
            <text:p>256</text:p>
          </table:table-cell>
          <table:table-cell office:value-type="float" office:value="1.708541">
            <text:p>1.708541</text:p>
          </table:table-cell>
          <table:table-cell office:value-type="string">
            <text:p><text:s/>us</text:p>
          </table:table-cell>
          <table:table-cell/>
          <table:table-cell table:style-name="ce1" table:formula="of:=[.D200]*IF(EXACT(&quot;ms&quot;;TRIM([.E200]));1000;IF(EXACT(&quot;ns&quot;;TRIM([.E200]));0.001;1))" office:value-type="float" office:value="1.708541">
            <text:p>1.71</text:p>
          </table:table-cell>
          <table:table-cell/>
          <table:table-cell table:formula="of:=[.G200]/[.E4]" office:value-type="float" office:value="0.00667398828125">
            <text:p>0.006673988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512">
            <text:p>512</text:p>
          </table:table-cell>
          <table:table-cell office:value-type="float" office:value="3.641442">
            <text:p>3.641442</text:p>
          </table:table-cell>
          <table:table-cell office:value-type="string">
            <text:p><text:s/>us</text:p>
          </table:table-cell>
          <table:table-cell/>
          <table:table-cell table:style-name="ce1" table:formula="of:=[.D201]*IF(EXACT(&quot;ms&quot;;TRIM([.E201]));1000;IF(EXACT(&quot;ns&quot;;TRIM([.E201]));0.001;1))" office:value-type="float" office:value="3.641442">
            <text:p>3.64</text:p>
          </table:table-cell>
          <table:table-cell/>
          <table:table-cell table:formula="of:=[.G201]/[.E5]" office:value-type="float" office:value="0.00711219140625">
            <text:p>0.00711219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1024">
            <text:p>1024</text:p>
          </table:table-cell>
          <table:table-cell office:value-type="float" office:value="7.631099">
            <text:p>7.631099</text:p>
          </table:table-cell>
          <table:table-cell office:value-type="string">
            <text:p><text:s/>us</text:p>
          </table:table-cell>
          <table:table-cell/>
          <table:table-cell table:style-name="ce1" table:formula="of:=[.D202]*IF(EXACT(&quot;ms&quot;;TRIM([.E202]));1000;IF(EXACT(&quot;ns&quot;;TRIM([.E202]));0.001;1))" office:value-type="float" office:value="7.631099">
            <text:p>7.63</text:p>
          </table:table-cell>
          <table:table-cell/>
          <table:table-cell table:formula="of:=[.G202]/[.E6]" office:value-type="float" office:value="0.0074522451171875">
            <text:p>0.007452245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2048">
            <text:p>2048</text:p>
          </table:table-cell>
          <table:table-cell office:value-type="float" office:value="18.47975">
            <text:p>18.47975</text:p>
          </table:table-cell>
          <table:table-cell office:value-type="string">
            <text:p><text:s/>us</text:p>
          </table:table-cell>
          <table:table-cell/>
          <table:table-cell table:style-name="ce1" table:formula="of:=[.D203]*IF(EXACT(&quot;ms&quot;;TRIM([.E203]));1000;IF(EXACT(&quot;ns&quot;;TRIM([.E203]));0.001;1))" office:value-type="float" office:value="18.47975">
            <text:p>18.48</text:p>
          </table:table-cell>
          <table:table-cell/>
          <table:table-cell table:formula="of:=[.G203]/[.E7]" office:value-type="float" office:value="0.0090233154296875">
            <text:p>0.009023315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4096">
            <text:p>4096</text:p>
          </table:table-cell>
          <table:table-cell office:value-type="float" office:value="42.13255">
            <text:p>42.13255</text:p>
          </table:table-cell>
          <table:table-cell office:value-type="string">
            <text:p><text:s/>us</text:p>
          </table:table-cell>
          <table:table-cell/>
          <table:table-cell table:style-name="ce1" table:formula="of:=[.D204]*IF(EXACT(&quot;ms&quot;;TRIM([.E204]));1000;IF(EXACT(&quot;ns&quot;;TRIM([.E204]));0.001;1))" office:value-type="float" office:value="42.13255">
            <text:p>42.13</text:p>
          </table:table-cell>
          <table:table-cell/>
          <table:table-cell table:formula="of:=[.G204]/[.E8]" office:value-type="float" office:value="0.0102862670898438">
            <text:p>0.010286267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8192">
            <text:p>8192</text:p>
          </table:table-cell>
          <table:table-cell office:value-type="float" office:value="102.8126">
            <text:p>102.8126</text:p>
          </table:table-cell>
          <table:table-cell office:value-type="string">
            <text:p><text:s/>us</text:p>
          </table:table-cell>
          <table:table-cell/>
          <table:table-cell table:style-name="ce1" table:formula="of:=[.D205]*IF(EXACT(&quot;ms&quot;;TRIM([.E205]));1000;IF(EXACT(&quot;ns&quot;;TRIM([.E205]));0.001;1))" office:value-type="float" office:value="102.8126">
            <text:p>102.81</text:p>
          </table:table-cell>
          <table:table-cell/>
          <table:table-cell table:formula="of:=[.G205]/[.E9]" office:value-type="float" office:value="0.0125503662109375">
            <text:p>0.012550366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16384">
            <text:p>16384</text:p>
          </table:table-cell>
          <table:table-cell office:value-type="float" office:value="305.5206">
            <text:p>305.5206</text:p>
          </table:table-cell>
          <table:table-cell office:value-type="string">
            <text:p><text:s/>us</text:p>
          </table:table-cell>
          <table:table-cell/>
          <table:table-cell table:style-name="ce1" table:formula="of:=[.D206]*IF(EXACT(&quot;ms&quot;;TRIM([.E206]));1000;IF(EXACT(&quot;ns&quot;;TRIM([.E206]));0.001;1))" office:value-type="float" office:value="305.5206">
            <text:p>305.52</text:p>
          </table:table-cell>
          <table:table-cell/>
          <table:table-cell table:formula="of:=[.G206]/[.E10]" office:value-type="float" office:value="0.0186474975585938">
            <text:p>0.018647497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32768">
            <text:p>32768</text:p>
          </table:table-cell>
          <table:table-cell office:value-type="float" office:value="1.013095">
            <text:p>1.013095</text:p>
          </table:table-cell>
          <table:table-cell office:value-type="string">
            <text:p><text:s/>ms</text:p>
          </table:table-cell>
          <table:table-cell/>
          <table:table-cell table:style-name="ce1" table:formula="of:=[.D207]*IF(EXACT(&quot;ms&quot;;TRIM([.E207]));1000;IF(EXACT(&quot;ns&quot;;TRIM([.E207]));0.001;1))" office:value-type="float" office:value="1013.095">
            <text:p>1013.10</text:p>
          </table:table-cell>
          <table:table-cell/>
          <table:table-cell table:formula="of:=[.G207]/[.E11]" office:value-type="float" office:value="0.0309172058105469">
            <text:p>0.030917205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65536">
            <text:p>65536</text:p>
          </table:table-cell>
          <table:table-cell office:value-type="float" office:value="3.701317">
            <text:p>3.701317</text:p>
          </table:table-cell>
          <table:table-cell office:value-type="string">
            <text:p><text:s/>ms</text:p>
          </table:table-cell>
          <table:table-cell/>
          <table:table-cell table:style-name="ce1" table:formula="of:=[.D208]*IF(EXACT(&quot;ms&quot;;TRIM([.E208]));1000;IF(EXACT(&quot;ns&quot;;TRIM([.E208]));0.001;1))" office:value-type="float" office:value="3701.317">
            <text:p>3701.32</text:p>
          </table:table-cell>
          <table:table-cell/>
          <table:table-cell table:formula="of:=[.G208]/[.E12]" office:value-type="float" office:value="0.0564776153564453">
            <text:p>0.056477615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pair-repeat</text:p>
          </table:table-cell>
          <table:table-cell office:value-type="float" office:value="131072">
            <text:p>131072</text:p>
          </table:table-cell>
          <table:table-cell office:value-type="float" office:value="7.44499">
            <text:p>7.44499</text:p>
          </table:table-cell>
          <table:table-cell office:value-type="string">
            <text:p><text:s/>ms</text:p>
          </table:table-cell>
          <table:table-cell/>
          <table:table-cell table:style-name="ce1" table:formula="of:=[.D209]*IF(EXACT(&quot;ms&quot;;TRIM([.E209]));1000;IF(EXACT(&quot;ns&quot;;TRIM([.E209]));0.001;1))" office:value-type="float" office:value="7444.99">
            <text:p>7444.99</text:p>
          </table:table-cell>
          <table:table-cell/>
          <table:table-cell table:formula="of:=[.G209]/[.E13]" office:value-type="float" office:value="0.0568007659912109">
            <text:p>0.056800766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lete-triple-repeat 128-16384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128">
            <text:p>128</text:p>
          </table:table-cell>
          <table:table-cell office:value-type="float" office:value="65.27241">
            <text:p>65.27241</text:p>
          </table:table-cell>
          <table:table-cell office:value-type="string">
            <text:p><text:s/>ns</text:p>
          </table:table-cell>
          <table:table-cell/>
          <table:table-cell table:style-name="ce1" table:formula="of:=[.D216]*IF(EXACT(&quot;ms&quot;;TRIM([.E216]));1000;IF(EXACT(&quot;ns&quot;;TRIM([.E216]));0.001;1))" office:value-type="float" office:value="0.06527241">
            <text:p>0.07</text:p>
          </table:table-cell>
          <table:table-cell/>
          <table:table-cell office:value-type="string">
            <text:p>this is fine, works as intended</text:p>
          </table:table-cell>
          <table:table-cell table:number-columns-repeated="2"/>
          <table:table-cell office:value-type="string">
            <text:p>this may still be the wrong datastructuer.. okasaki fig3 or fig4?</text:p>
          </table:table-cell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256">
            <text:p>256</text:p>
          </table:table-cell>
          <table:table-cell office:value-type="float" office:value="64.82082">
            <text:p>64.82082</text:p>
          </table:table-cell>
          <table:table-cell office:value-type="string">
            <text:p><text:s/>ns</text:p>
          </table:table-cell>
          <table:table-cell/>
          <table:table-cell table:style-name="ce1" table:formula="of:=[.D217]*IF(EXACT(&quot;ms&quot;;TRIM([.E217]));1000;IF(EXACT(&quot;ns&quot;;TRIM([.E217]));0.001;1))" office:value-type="float" office:value="0.06482082">
            <text:p>0.0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512">
            <text:p>512</text:p>
          </table:table-cell>
          <table:table-cell office:value-type="float" office:value="65.67331">
            <text:p>65.67331</text:p>
          </table:table-cell>
          <table:table-cell office:value-type="string">
            <text:p><text:s/>ns</text:p>
          </table:table-cell>
          <table:table-cell/>
          <table:table-cell table:style-name="ce1" table:formula="of:=[.D218]*IF(EXACT(&quot;ms&quot;;TRIM([.E218]));1000;IF(EXACT(&quot;ns&quot;;TRIM([.E218]));0.001;1))" office:value-type="float" office:value="0.06567331">
            <text:p>0.0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1024">
            <text:p>1024</text:p>
          </table:table-cell>
          <table:table-cell office:value-type="float" office:value="65.01772">
            <text:p>65.01772</text:p>
          </table:table-cell>
          <table:table-cell office:value-type="string">
            <text:p><text:s/>ns</text:p>
          </table:table-cell>
          <table:table-cell/>
          <table:table-cell table:style-name="ce1" table:formula="of:=[.D219]*IF(EXACT(&quot;ms&quot;;TRIM([.E219]));1000;IF(EXACT(&quot;ns&quot;;TRIM([.E219]));0.001;1))" office:value-type="float" office:value="0.06501772">
            <text:p>0.0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2048">
            <text:p>2048</text:p>
          </table:table-cell>
          <table:table-cell office:value-type="float" office:value="65.01223">
            <text:p>65.01223</text:p>
          </table:table-cell>
          <table:table-cell office:value-type="string">
            <text:p><text:s/>ns</text:p>
          </table:table-cell>
          <table:table-cell/>
          <table:table-cell table:style-name="ce1" table:formula="of:=[.D220]*IF(EXACT(&quot;ms&quot;;TRIM([.E220]));1000;IF(EXACT(&quot;ns&quot;;TRIM([.E220]));0.001;1))" office:value-type="float" office:value="0.06501223">
            <text:p>0.0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4096">
            <text:p>4096</text:p>
          </table:table-cell>
          <table:table-cell office:value-type="float" office:value="64.74622">
            <text:p>64.74622</text:p>
          </table:table-cell>
          <table:table-cell office:value-type="string">
            <text:p><text:s/>ns</text:p>
          </table:table-cell>
          <table:table-cell/>
          <table:table-cell table:style-name="ce1" table:formula="of:=[.D221]*IF(EXACT(&quot;ms&quot;;TRIM([.E221]));1000;IF(EXACT(&quot;ns&quot;;TRIM([.E221]));0.001;1))" office:value-type="float" office:value="0.06474622">
            <text:p>0.0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8192">
            <text:p>8192</text:p>
          </table:table-cell>
          <table:table-cell office:value-type="float" office:value="64.3583">
            <text:p>64.3583</text:p>
          </table:table-cell>
          <table:table-cell office:value-type="string">
            <text:p><text:s/>ns</text:p>
          </table:table-cell>
          <table:table-cell/>
          <table:table-cell table:style-name="ce1" table:formula="of:=[.D222]*IF(EXACT(&quot;ms&quot;;TRIM([.E222]));1000;IF(EXACT(&quot;ns&quot;;TRIM([.E222]));0.001;1))" office:value-type="float" office:value="0.0643583">
            <text:p>0.0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16384">
            <text:p>16384</text:p>
          </table:table-cell>
          <table:table-cell office:value-type="float" office:value="63.77919">
            <text:p>63.77919</text:p>
          </table:table-cell>
          <table:table-cell office:value-type="string">
            <text:p><text:s/>ns</text:p>
          </table:table-cell>
          <table:table-cell/>
          <table:table-cell table:style-name="ce1" table:formula="of:=[.D223]*IF(EXACT(&quot;ms&quot;;TRIM([.E223]));1000;IF(EXACT(&quot;ns&quot;;TRIM([.E223]));0.001;1))" office:value-type="float" office:value="0.06377919">
            <text:p>0.0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triple-repeat</text:p>
          </table:table-cell>
          <table:table-cell office:value-type="float" office:value="32768">
            <text:p>32768</text:p>
          </table:table-cell>
          <table:table-cell office:value-type="float" office:value="14.24772">
            <text:p>14.24772</text:p>
          </table:table-cell>
          <table:table-cell office:value-type="string">
            <text:p><text:s/>us</text:p>
          </table:table-cell>
          <table:table-cell/>
          <table:table-cell table:style-name="ce1" table:formula="of:=[.D224]*IF(EXACT(&quot;ms&quot;;TRIM([.E224]));1000;IF(EXACT(&quot;ns&quot;;TRIM([.E224]));0.001;1))" office:value-type="float" office:value="14.24772">
            <text:p>14.25</text:p>
          </table:table-cell>
          <table:table-cell/>
          <table:table-cell office:value-type="string">
            <text:p>not here it ay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lete-triple-repeat</text:p>
          </table:table-cell>
          <table:table-cell office:value-type="float" office:value="65536">
            <text:p>65536</text:p>
          </table:table-cell>
          <table:table-cell office:value-type="float" office:value="7.417026">
            <text:p>7.417026</text:p>
          </table:table-cell>
          <table:table-cell office:value-type="string">
            <text:p><text:s/>us</text:p>
          </table:table-cell>
          <table:table-cell/>
          <table:table-cell table:style-name="ce1" table:formula="of:=[.D225]*IF(EXACT(&quot;ms&quot;;TRIM([.E225]));1000;IF(EXACT(&quot;ns&quot;;TRIM([.E225]));0.001;1))" office:value-type="float" office:value="7.417026">
            <text:p>7.4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lete-triple-repeat</text:p>
          </table:table-cell>
          <table:table-cell office:value-type="float" office:value="131072">
            <text:p>131072</text:p>
          </table:table-cell>
          <table:table-cell office:value-type="float" office:value="22.91185">
            <text:p>22.91185</text:p>
          </table:table-cell>
          <table:table-cell office:value-type="string">
            <text:p><text:s/>us</text:p>
          </table:table-cell>
          <table:table-cell/>
          <table:table-cell table:style-name="ce1" table:formula="of:=[.D226]*IF(EXACT(&quot;ms&quot;;TRIM([.E226]));1000;IF(EXACT(&quot;ns&quot;;TRIM([.E226]));0.001;1))" office:value-type="float" office:value="22.91185">
            <text:p>22.91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lete-const-repeat 128-16384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128">
            <text:p>128</text:p>
          </table:table-cell>
          <table:table-cell office:value-type="float" office:value="479.2803">
            <text:p>479.2803</text:p>
          </table:table-cell>
          <table:table-cell office:value-type="string">
            <text:p><text:s/>ns</text:p>
          </table:table-cell>
          <table:table-cell/>
          <table:table-cell table:style-name="ce1" table:formula="of:=[.D232]*IF(EXACT(&quot;ms&quot;;TRIM([.E232]));1000;IF(EXACT(&quot;ns&quot;;TRIM([.E232]));0.001;1))" office:value-type="float" office:value="0.4792803">
            <text:p>0.48</text:p>
          </table:table-cell>
          <table:table-cell/>
          <table:table-cell office:value-type="string">
            <text:p>this mostly works as intended?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256">
            <text:p>256</text:p>
          </table:table-cell>
          <table:table-cell office:value-type="float" office:value="350.8257">
            <text:p>350.8257</text:p>
          </table:table-cell>
          <table:table-cell office:value-type="string">
            <text:p><text:s/>ns</text:p>
          </table:table-cell>
          <table:table-cell/>
          <table:table-cell table:style-name="ce1" table:formula="of:=[.D233]*IF(EXACT(&quot;ms&quot;;TRIM([.E233]));1000;IF(EXACT(&quot;ns&quot;;TRIM([.E233]));0.001;1))" office:value-type="float" office:value="0.3508257">
            <text:p>0.3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512">
            <text:p>512</text:p>
          </table:table-cell>
          <table:table-cell office:value-type="float" office:value="474.9881">
            <text:p>474.9881</text:p>
          </table:table-cell>
          <table:table-cell office:value-type="string">
            <text:p><text:s/>ns</text:p>
          </table:table-cell>
          <table:table-cell/>
          <table:table-cell table:style-name="ce1" table:formula="of:=[.D234]*IF(EXACT(&quot;ms&quot;;TRIM([.E234]));1000;IF(EXACT(&quot;ns&quot;;TRIM([.E234]));0.001;1))" office:value-type="float" office:value="0.4749881">
            <text:p>0.4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1024">
            <text:p>1024</text:p>
          </table:table-cell>
          <table:table-cell office:value-type="float" office:value="355.339">
            <text:p>355.339</text:p>
          </table:table-cell>
          <table:table-cell office:value-type="string">
            <text:p><text:s/>ns</text:p>
          </table:table-cell>
          <table:table-cell/>
          <table:table-cell table:style-name="ce1" table:formula="of:=[.D235]*IF(EXACT(&quot;ms&quot;;TRIM([.E235]));1000;IF(EXACT(&quot;ns&quot;;TRIM([.E235]));0.001;1))" office:value-type="float" office:value="0.355339">
            <text:p>0.3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2048">
            <text:p>2048</text:p>
          </table:table-cell>
          <table:table-cell office:value-type="float" office:value="16.0797">
            <text:p>16.0797</text:p>
          </table:table-cell>
          <table:table-cell office:value-type="string">
            <text:p><text:s/>us</text:p>
          </table:table-cell>
          <table:table-cell/>
          <table:table-cell table:style-name="ce1" table:formula="of:=[.D236]*IF(EXACT(&quot;ms&quot;;TRIM([.E236]));1000;IF(EXACT(&quot;ns&quot;;TRIM([.E236]));0.001;1))" office:value-type="float" office:value="16.0797">
            <text:p>16.08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4096">
            <text:p>4096</text:p>
          </table:table-cell>
          <table:table-cell office:value-type="float" office:value="470.1263">
            <text:p>470.1263</text:p>
          </table:table-cell>
          <table:table-cell office:value-type="string">
            <text:p><text:s/>ns</text:p>
          </table:table-cell>
          <table:table-cell/>
          <table:table-cell table:style-name="ce1" table:formula="of:=[.D237]*IF(EXACT(&quot;ms&quot;;TRIM([.E237]));1000;IF(EXACT(&quot;ns&quot;;TRIM([.E237]));0.001;1))" office:value-type="float" office:value="0.4701263">
            <text:p>0.4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8192">
            <text:p>8192</text:p>
          </table:table-cell>
          <table:table-cell office:value-type="float" office:value="358.052">
            <text:p>358.052</text:p>
          </table:table-cell>
          <table:table-cell office:value-type="string">
            <text:p><text:s/>ns</text:p>
          </table:table-cell>
          <table:table-cell/>
          <table:table-cell table:style-name="ce1" table:formula="of:=[.D238]*IF(EXACT(&quot;ms&quot;;TRIM([.E238]));1000;IF(EXACT(&quot;ns&quot;;TRIM([.E238]));0.001;1))" office:value-type="float" office:value="0.358052">
            <text:p>0.3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16384">
            <text:p>16384</text:p>
          </table:table-cell>
          <table:table-cell office:value-type="float" office:value="16.3911">
            <text:p>16.3911</text:p>
          </table:table-cell>
          <table:table-cell office:value-type="string">
            <text:p><text:s/>us</text:p>
          </table:table-cell>
          <table:table-cell/>
          <table:table-cell table:style-name="ce1" table:formula="of:=[.D239]*IF(EXACT(&quot;ms&quot;;TRIM([.E239]));1000;IF(EXACT(&quot;ns&quot;;TRIM([.E239]));0.001;1))" office:value-type="float" office:value="16.3911">
            <text:p>16.39</text:p>
          </table:table-cell>
          <table:table-cell/>
          <table:table-cell office:value-type="string">
            <text:p>what is this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32768">
            <text:p>32768</text:p>
          </table:table-cell>
          <table:table-cell office:value-type="float" office:value="10.60945">
            <text:p>10.60945</text:p>
          </table:table-cell>
          <table:table-cell office:value-type="string">
            <text:p><text:s/>us</text:p>
          </table:table-cell>
          <table:table-cell/>
          <table:table-cell table:style-name="ce1" table:formula="of:=[.D240]*IF(EXACT(&quot;ms&quot;;TRIM([.E240]));1000;IF(EXACT(&quot;ns&quot;;TRIM([.E240]));0.001;1))" office:value-type="float" office:value="10.60945">
            <text:p>10.6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65536">
            <text:p>65536</text:p>
          </table:table-cell>
          <table:table-cell office:value-type="float" office:value="1.455016">
            <text:p>1.455016</text:p>
          </table:table-cell>
          <table:table-cell office:value-type="string">
            <text:p><text:s/>ms</text:p>
          </table:table-cell>
          <table:table-cell/>
          <table:table-cell table:style-name="ce1" table:formula="of:=[.D241]*IF(EXACT(&quot;ms&quot;;TRIM([.E241]));1000;IF(EXACT(&quot;ns&quot;;TRIM([.E241]));0.001;1))" office:value-type="float" office:value="1455.016">
            <text:p>1455.0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lete-const-repeat</text:p>
          </table:table-cell>
          <table:table-cell office:value-type="float" office:value="131072">
            <text:p>131072</text:p>
          </table:table-cell>
          <table:table-cell office:value-type="float" office:value="10.87886">
            <text:p>10.87886</text:p>
          </table:table-cell>
          <table:table-cell office:value-type="string">
            <text:p><text:s/>us</text:p>
          </table:table-cell>
          <table:table-cell/>
          <table:table-cell table:style-name="ce1" table:formula="of:=[.D242]*IF(EXACT(&quot;ms&quot;;TRIM([.E242]));1000;IF(EXACT(&quot;ns&quot;;TRIM([.E242]));0.001;1))" office:value-type="float" office:value="10.87886">
            <text:p>10.88</text:p>
          </table:table-cell>
          <table:table-cell/>
          <table:table-cell office:value-type="string">
            <text:p>magic?</text:p>
          </table:table-cell>
          <table:table-cell table:number-columns-repeated="3"/>
        </table:table-row>
        <table:table-row table:style-name="ro1" table:number-rows-repeated="10483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 </meta:initial-creator>
    <meta:creation-date>2014-01-04T14:48:04</meta:creation-date>
    <dc:date>2014-01-04T17:53:26</dc:date>
    <dc:creator>mind </dc:creator>
    <meta:editing-duration>PT1H18M30S</meta:editing-duration>
    <meta:editing-cycles>3</meta:editing-cycles>
    <meta:generator>LibreOffice/4.0.2.2$Linux_X86_64 LibreOffice_project/400m0$Build-2</meta:generator>
    <meta:document-statistic meta:table-count="1" meta:cell-count="992" meta:object-count="0"/>
  </office:meta>
</office:document-meta>
</file>